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0" style:family="table">
      <style:table-properties style:width="17.013cm" fo:margin-left="0cm" table:align="left"/>
    </style:style>
    <style:style style:name="Tabla10.A" style:family="table-column">
      <style:table-column-properties style:column-width="3.896cm"/>
    </style:style>
    <style:style style:name="Tabla10.B" style:family="table-column">
      <style:table-column-properties style:column-width="2.214cm"/>
    </style:style>
    <style:style style:name="Tabla10.C" style:family="table-column">
      <style:table-column-properties style:column-width="10.903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C1" style:family="table-cell">
      <style:table-cell-properties fo:padding="0.097cm" fo:border="0.05pt solid #000000"/>
    </style:style>
    <style:style style:name="Tabla10.2" style:family="table-row">
      <style:table-row-properties style:min-row-height="6.606cm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3" style:family="table-row">
      <style:table-row-properties style:min-row-height="1.011cm"/>
    </style:style>
    <style:style style:name="Tabla2" style:family="table">
      <style:table-properties style:width="17.799cm" fo:margin-left="0cm" table:align="left"/>
    </style:style>
    <style:style style:name="Tabla2.A" style:family="table-column">
      <style:table-column-properties style:column-width="3.399cm"/>
    </style:style>
    <style:style style:name="Tabla2.B" style:family="table-column">
      <style:table-column-properties style:column-width="3.401cm"/>
    </style:style>
    <style:style style:name="Tabla2.D" style:family="table-column">
      <style:table-column-properties style:column-width="4.593cm"/>
    </style:style>
    <style:style style:name="Tabla2.E" style:family="table-column">
      <style:table-column-properties style:column-width="3.007cm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5.666cm" style:rel-column-width="21840*"/>
    </style:style>
    <style:style style:name="Tabla12.B" style:family="table-column">
      <style:table-column-properties style:column-width="2.833cm" style:rel-column-width="10920*"/>
    </style:style>
    <style:style style:name="Tabla12.D" style:family="table-column">
      <style:table-column-properties style:column-width="5.669cm" style:rel-column-width="21855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C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3" style:family="table-row">
      <style:table-row-properties style:min-row-height="14.797cm"/>
    </style:style>
    <style:style style:name="Tabla12.4" style:family="table-row">
      <style:table-row-properties style:min-row-height="0.781cm"/>
    </style:style>
    <style:style style:name="Tabla12.5" style:family="table-row">
      <style:table-row-properties style:min-row-height="1.395cm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.997cm" style:rel-column-width="7697*"/>
    </style:style>
    <style:style style:name="Tabla7.B" style:family="table-column">
      <style:table-column-properties style:column-width="3.295cm" style:rel-column-width="12701*"/>
    </style:style>
    <style:style style:name="Tabla7.C" style:family="table-column">
      <style:table-column-properties style:column-width="3.007cm" style:rel-column-width="11593*"/>
    </style:style>
    <style:style style:name="Tabla7.D" style:family="table-column">
      <style:table-column-properties style:column-width="5.3cm" style:rel-column-width="20432*"/>
    </style:style>
    <style:style style:name="Tabla7.E" style:family="table-column">
      <style:table-column-properties style:column-width="3.401cm" style:rel-column-width="13112*"/>
    </style:style>
    <style:style style:name="Tabla7.A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3" style:family="table-row">
      <style:table-row-properties style:min-row-height="12.825cm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3.401cm" style:rel-column-width="13107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3" style:family="table-row">
      <style:table-row-properties style:min-row-height="0.746cm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2.91cm"/>
    </style:style>
    <style:style style:name="Tabla3.B" style:family="table-column">
      <style:table-column-properties style:column-width="1.588cm"/>
    </style:style>
    <style:style style:name="Tabla3.C" style:family="table-column">
      <style:table-column-properties style:column-width="12.515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2" style:family="table-row">
      <style:table-row-properties style:min-row-height="8.722cm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3" style:family="table-row">
      <style:table-row-properties style:min-row-height="3.392cm"/>
    </style:style>
    <style:style style:name="Tabla3.4" style:family="table-row">
      <style:table-row-properties style:min-row-height="3.2cm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49cm" style:rel-column-width="5745*"/>
    </style:style>
    <style:style style:name="Tabla1.B" style:family="table-column">
      <style:table-column-properties style:column-width="3.2cm" style:rel-column-width="12334*"/>
    </style:style>
    <style:style style:name="Tabla1.C" style:family="table-column">
      <style:table-column-properties style:column-width="3.415cm" style:rel-column-width="13164*"/>
    </style:style>
    <style:style style:name="Tabla1.D" style:family="table-column">
      <style:table-column-properties style:column-width="5.495cm" style:rel-column-width="21180*"/>
    </style:style>
    <style:style style:name="Tabla1.E" style:family="table-column">
      <style:table-column-properties style:column-width="3.401cm" style:rel-column-width="13112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804cm" style:rel-column-width="6956*"/>
    </style:style>
    <style:style style:name="Tabla4.B" style:family="table-column">
      <style:table-column-properties style:column-width="3.704cm" style:rel-column-width="14279*"/>
    </style:style>
    <style:style style:name="Tabla4.C" style:family="table-column">
      <style:table-column-properties style:column-width="2.886cm" style:rel-column-width="11124*"/>
    </style:style>
    <style:style style:name="Tabla4.D" style:family="table-column">
      <style:table-column-properties style:column-width="4.306cm" style:rel-column-width="16597*"/>
    </style:style>
    <style:style style:name="Tabla4.E" style:family="table-column">
      <style:table-column-properties style:column-width="4.3cm" style:rel-column-width="16579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3.401cm" style:rel-column-width="13107*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101cm" fo:margin-left="0cm" table:align="left"/>
    </style:style>
    <style:style style:name="Tabla6.A" style:family="table-column">
      <style:table-column-properties style:column-width="3.399cm"/>
    </style:style>
    <style:style style:name="Tabla6.B" style:family="table-column">
      <style:table-column-properties style:column-width="3.401cm"/>
    </style:style>
    <style:style style:name="Tabla6.E" style:family="table-column">
      <style:table-column-properties style:column-width="3.501cm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3.401cm" style:rel-column-width="13107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3" style:family="table-row">
      <style:table-row-properties style:min-row-height="0.746cm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3.401cm" style:rel-column-width="13107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3" style:family="table-row">
      <style:table-row-properties style:min-row-height="2.027cm"/>
    </style:style>
    <style:style style:name="P1" style:family="paragraph" style:parent-style-name="Header">
      <style:text-properties officeooo:rsid="0014d10e" officeooo:paragraph-rsid="0014d10e"/>
    </style:style>
    <style:style style:name="P2" style:family="paragraph" style:parent-style-name="Standard">
      <style:text-properties officeooo:paragraph-rsid="00103d14"/>
    </style:style>
    <style:style style:name="P3" style:family="paragraph" style:parent-style-name="Standard">
      <style:text-properties officeooo:paragraph-rsid="001161eb"/>
    </style:style>
    <style:style style:name="P4" style:family="paragraph" style:parent-style-name="Standard">
      <style:text-properties officeooo:rsid="0012d34b" officeooo:paragraph-rsid="0012d34b"/>
    </style:style>
    <style:style style:name="P5" style:family="paragraph" style:parent-style-name="Standard">
      <style:text-properties officeooo:rsid="0012d34b" officeooo:paragraph-rsid="0014d10e"/>
    </style:style>
    <style:style style:name="P6" style:family="paragraph" style:parent-style-name="Standard">
      <style:text-properties officeooo:paragraph-rsid="0014d10e"/>
    </style:style>
    <style:style style:name="P7" style:family="paragraph" style:parent-style-name="Standard">
      <style:text-properties officeooo:rsid="00103d14" officeooo:paragraph-rsid="001161eb"/>
    </style:style>
    <style:style style:name="P8" style:family="paragraph" style:parent-style-name="Standard">
      <style:text-properties officeooo:rsid="001a14cc" officeooo:paragraph-rsid="0014d10e"/>
    </style:style>
    <style:style style:name="P9" style:family="paragraph" style:parent-style-name="Standard">
      <style:text-properties officeooo:rsid="001a14cc" officeooo:paragraph-rsid="001a14cc"/>
    </style:style>
    <style:style style:name="P10" style:family="paragraph" style:parent-style-name="Standard">
      <style:text-properties officeooo:paragraph-rsid="001a14cc"/>
    </style:style>
    <style:style style:name="P11" style:family="paragraph" style:parent-style-name="Standard">
      <style:text-properties officeooo:paragraph-rsid="001adadb"/>
    </style:style>
    <style:style style:name="P12" style:family="paragraph" style:parent-style-name="Standard">
      <style:paragraph-properties fo:text-align="center" style:justify-single-word="false"/>
      <style:text-properties fo:font-size="15pt" officeooo:rsid="001fc727" officeooo:paragraph-rsid="001fc727" style:font-size-asian="15pt" style:font-size-complex="15pt"/>
    </style:style>
    <style:style style:name="P13" style:family="paragraph" style:parent-style-name="Standard">
      <style:paragraph-properties fo:text-align="center" style:justify-single-word="false"/>
      <style:text-properties fo:font-size="15pt" officeooo:rsid="001fc727" officeooo:paragraph-rsid="0020def9" style:font-size-asian="15pt" style:font-size-complex="15pt"/>
    </style:style>
    <style:style style:name="P14" style:family="paragraph" style:parent-style-name="Standard">
      <style:paragraph-properties fo:text-align="center" style:justify-single-word="false"/>
      <style:text-properties fo:font-size="15pt" officeooo:rsid="001fc727" officeooo:paragraph-rsid="004e8a92" style:font-size-asian="15pt" style:font-size-complex="15pt"/>
    </style:style>
    <style:style style:name="P15" style:family="paragraph" style:parent-style-name="Standard">
      <style:paragraph-properties fo:text-align="center" style:justify-single-word="false"/>
      <style:text-properties fo:font-size="15pt" officeooo:rsid="0014d10e" officeooo:paragraph-rsid="0012d34b" style:font-size-asian="15pt" style:font-size-complex="15pt"/>
    </style:style>
    <style:style style:name="P16" style:family="paragraph" style:parent-style-name="Standard">
      <style:paragraph-properties fo:text-align="center" style:justify-single-word="false"/>
      <style:text-properties fo:font-size="15pt" officeooo:rsid="004e8a92" officeooo:paragraph-rsid="004e8a92" style:font-size-asian="15pt" style:font-size-complex="15pt"/>
    </style:style>
    <style:style style:name="P17" style:family="paragraph" style:parent-style-name="Standard">
      <style:text-properties style:font-name="Liberation Serif" fo:font-size="12pt" fo:font-style="normal" fo:font-weight="normal" officeooo:rsid="00103d14" officeooo:paragraph-rsid="001adadb" style:font-size-asian="12pt" style:font-style-asian="normal" style:font-weight-asian="normal"/>
    </style:style>
    <style:style style:name="P18" style:family="paragraph" style:parent-style-name="Standard">
      <style:text-properties style:font-name="Liberation Serif" fo:font-size="12pt" fo:font-style="normal" fo:font-weight="normal" officeooo:rsid="001adadb" officeooo:paragraph-rsid="001e6fe2" style:font-size-asian="12pt" style:font-style-asian="normal" style:font-weight-asian="normal"/>
    </style:style>
    <style:style style:name="P19" style:family="paragraph" style:parent-style-name="Standard">
      <style:text-properties style:font-name="Liberation Serif" fo:font-size="12pt" fo:font-style="normal" fo:font-weight="normal" officeooo:rsid="001adadb" officeooo:paragraph-rsid="001adadb" style:font-size-asian="12pt" style:font-style-asian="normal" style:font-weight-asian="normal"/>
    </style:style>
    <style:style style:name="P20" style:family="paragraph" style:parent-style-name="Standard">
      <style:text-properties style:font-name="Liberation Serif" fo:font-size="10.5pt" fo:font-style="normal" fo:font-weight="normal" style:font-size-asian="10.5pt" style:font-style-asian="normal" style:font-weight-asian="normal" style:font-size-complex="10.5pt"/>
    </style:style>
    <style:style style:name="P21" style:family="paragraph" style:parent-style-name="Standard">
      <style:text-properties style:font-name="Liberation Serif" fo:font-size="10.5pt" fo:font-style="normal" fo:font-weight="normal" officeooo:paragraph-rsid="002eb5cb" style:font-size-asian="10.5pt" style:font-style-asian="normal" style:font-weight-asian="normal" style:font-size-complex="10.5pt"/>
    </style:style>
    <style:style style:name="P22" style:family="paragraph" style:parent-style-name="Standard">
      <style:text-properties style:font-name="Liberation Serif" fo:font-size="10.5pt" fo:font-style="normal" fo:font-weight="normal" officeooo:rsid="002eb5cb" officeooo:paragraph-rsid="002eb5cb" style:font-size-asian="10.5pt" style:font-style-asian="normal" style:font-weight-asian="normal" style:font-size-complex="10.5pt"/>
    </style:style>
    <style:style style:name="P23" style:family="paragraph" style:parent-style-name="Standard">
      <style:text-properties style:font-name="Liberation Serif" fo:font-size="11pt" fo:font-style="normal" fo:font-weight="normal" style:font-size-asian="11pt" style:font-style-asian="normal" style:font-weight-asian="normal" style:font-size-complex="11pt"/>
    </style:style>
    <style:style style:name="P24" style:family="paragraph" style:parent-style-name="Standard">
      <style:text-properties style:font-name="Liberation Serif" fo:font-size="11pt" fo:font-style="normal" fo:font-weight="normal" officeooo:rsid="0053c3f5" officeooo:paragraph-rsid="0053c3f5" style:font-size-asian="11pt" style:font-style-asian="normal" style:font-weight-asian="normal" style:font-size-complex="11pt"/>
    </style:style>
    <style:style style:name="P25" style:family="paragraph" style:parent-style-name="Standard">
      <style:text-properties style:font-name="Liberation Serif" fo:font-size="11pt" fo:font-style="normal" fo:font-weight="normal" officeooo:paragraph-rsid="0053c3f5" style:font-size-asian="11pt" style:font-style-asian="normal" style:font-weight-asian="normal" style:font-size-complex="11pt"/>
    </style:style>
    <style:style style:name="P26" style:family="paragraph" style:parent-style-name="Standard">
      <style:text-properties style:font-name="Liberation Serif" fo:font-size="11pt" fo:font-style="normal" fo:font-weight="bold" officeooo:rsid="0053c3f5" officeooo:paragraph-rsid="0053c3f5" style:font-size-asian="11pt" style:font-style-asian="normal" style:font-weight-asian="bold" style:font-size-complex="11pt" style:font-weight-complex="bold"/>
    </style:style>
    <style:style style:name="P27" style:family="paragraph" style:parent-style-name="Standard">
      <style:text-properties officeooo:paragraph-rsid="0020def9"/>
    </style:style>
    <style:style style:name="P28" style:family="paragraph" style:parent-style-name="Standard">
      <style:text-properties fo:font-size="10.5pt" style:font-size-asian="10.5pt" style:font-size-complex="10.5pt"/>
    </style:style>
    <style:style style:name="P29" style:family="paragraph" style:parent-style-name="Standard">
      <style:text-properties fo:font-size="10.5pt" officeooo:paragraph-rsid="001161eb" style:font-size-asian="10.5pt" style:font-size-complex="10.5pt"/>
    </style:style>
    <style:style style:name="P30" style:family="paragraph" style:parent-style-name="Standard">
      <style:text-properties fo:font-size="10.5pt" officeooo:rsid="002eb5cb" officeooo:paragraph-rsid="002eb5cb" style:font-size-asian="10.5pt" style:font-size-complex="10.5pt"/>
    </style:style>
    <style:style style:name="P31" style:family="paragraph" style:parent-style-name="Standard">
      <style:text-properties fo:font-size="11pt" style:font-size-asian="11pt" style:font-size-complex="11pt"/>
    </style:style>
    <style:style style:name="P32" style:family="paragraph" style:parent-style-name="Standard">
      <style:text-properties fo:font-size="11pt" officeooo:rsid="0053c3f5" style:font-size-asian="11pt" style:font-size-complex="11pt"/>
    </style:style>
    <style:style style:name="P33" style:family="paragraph" style:parent-style-name="Standard">
      <style:text-properties fo:font-size="11pt" officeooo:rsid="0053c3f5" officeooo:paragraph-rsid="0053c3f5" style:font-size-asian="11pt" style:font-size-complex="11pt"/>
    </style:style>
    <style:style style:name="P34" style:family="paragraph" style:parent-style-name="Table_20_Contents">
      <style:text-properties officeooo:rsid="00103d14" officeooo:paragraph-rsid="001161eb"/>
    </style:style>
    <style:style style:name="P35" style:family="paragraph" style:parent-style-name="Table_20_Contents">
      <style:text-properties officeooo:rsid="00103d14" officeooo:paragraph-rsid="004e8a92"/>
    </style:style>
    <style:style style:name="P36" style:family="paragraph" style:parent-style-name="Table_20_Contents">
      <style:text-properties officeooo:rsid="001161eb" officeooo:paragraph-rsid="001161eb"/>
    </style:style>
    <style:style style:name="P37" style:family="paragraph" style:parent-style-name="Table_20_Contents">
      <style:text-properties officeooo:rsid="001161eb" officeooo:paragraph-rsid="0031832f"/>
    </style:style>
    <style:style style:name="P38" style:family="paragraph" style:parent-style-name="Table_20_Contents">
      <style:text-properties officeooo:rsid="001161eb" officeooo:paragraph-rsid="0051b6b9"/>
    </style:style>
    <style:style style:name="P39" style:family="paragraph" style:parent-style-name="Table_20_Contents">
      <style:text-properties officeooo:paragraph-rsid="001161eb"/>
    </style:style>
    <style:style style:name="P40" style:family="paragraph" style:parent-style-name="Table_20_Contents">
      <style:text-properties officeooo:rsid="0004b355" officeooo:paragraph-rsid="0014d10e"/>
    </style:style>
    <style:style style:name="P41" style:family="paragraph" style:parent-style-name="Table_20_Contents">
      <style:text-properties officeooo:rsid="0004b355" officeooo:paragraph-rsid="0020def9"/>
    </style:style>
    <style:style style:name="P42" style:family="paragraph" style:parent-style-name="Table_20_Contents">
      <style:text-properties officeooo:rsid="00068e27" officeooo:paragraph-rsid="0014d10e"/>
    </style:style>
    <style:style style:name="P43" style:family="paragraph" style:parent-style-name="Table_20_Contents">
      <style:text-properties officeooo:rsid="00068e27" officeooo:paragraph-rsid="0020def9"/>
    </style:style>
    <style:style style:name="P44" style:family="paragraph" style:parent-style-name="Table_20_Contents">
      <style:text-properties officeooo:paragraph-rsid="0014d10e"/>
    </style:style>
    <style:style style:name="P45" style:family="paragraph" style:parent-style-name="Table_20_Contents">
      <style:text-properties officeooo:rsid="001a14cc" officeooo:paragraph-rsid="001a14cc"/>
    </style:style>
    <style:style style:name="P46" style:family="paragraph" style:parent-style-name="Table_20_Contents">
      <style:text-properties officeooo:rsid="001c1b9f" officeooo:paragraph-rsid="001c1b9f"/>
    </style:style>
    <style:style style:name="P47" style:family="paragraph" style:parent-style-name="Table_20_Contents">
      <style:text-properties officeooo:rsid="001c724d" officeooo:paragraph-rsid="001c724d"/>
    </style:style>
    <style:style style:name="P48" style:family="paragraph" style:parent-style-name="Table_20_Contents">
      <style:text-properties officeooo:rsid="001c724d" officeooo:paragraph-rsid="0020def9"/>
    </style:style>
    <style:style style:name="P49" style:family="paragraph" style:parent-style-name="Table_20_Contents">
      <style:text-properties officeooo:rsid="001c724d" officeooo:paragraph-rsid="0031cd00"/>
    </style:style>
    <style:style style:name="P50" style:family="paragraph" style:parent-style-name="Table_20_Contents">
      <style:text-properties officeooo:rsid="002fccd9" officeooo:paragraph-rsid="002fccd9"/>
    </style:style>
    <style:style style:name="P51" style:family="paragraph" style:parent-style-name="Table_20_Contents">
      <style:text-properties officeooo:rsid="0030a9d7" officeooo:paragraph-rsid="0030a9d7"/>
    </style:style>
    <style:style style:name="P52" style:family="paragraph" style:parent-style-name="Table_20_Contents">
      <style:text-properties officeooo:rsid="0031cd00" officeooo:paragraph-rsid="0031cd00"/>
    </style:style>
    <style:style style:name="P53" style:family="paragraph" style:parent-style-name="Table_20_Contents">
      <style:text-properties officeooo:rsid="00330342" officeooo:paragraph-rsid="00330342"/>
    </style:style>
    <style:style style:name="P54" style:family="paragraph" style:parent-style-name="Table_20_Contents">
      <style:text-properties officeooo:rsid="0036567e" officeooo:paragraph-rsid="0036567e"/>
    </style:style>
    <style:style style:name="P55" style:family="paragraph" style:parent-style-name="Table_20_Contents">
      <style:text-properties officeooo:rsid="0037623d" officeooo:paragraph-rsid="0037623d"/>
    </style:style>
    <style:style style:name="P56" style:family="paragraph" style:parent-style-name="Table_20_Contents">
      <style:text-properties officeooo:rsid="002e4b28" officeooo:paragraph-rsid="002e4b28"/>
    </style:style>
    <style:style style:name="P57" style:family="paragraph" style:parent-style-name="Table_20_Contents">
      <style:text-properties officeooo:rsid="002eb5cb" officeooo:paragraph-rsid="002eb5cb"/>
    </style:style>
    <style:style style:name="P58" style:family="paragraph" style:parent-style-name="Table_20_Contents">
      <style:text-properties officeooo:rsid="0020def9" officeooo:paragraph-rsid="0020def9"/>
    </style:style>
    <style:style style:name="P59" style:family="paragraph" style:parent-style-name="Table_20_Contents">
      <style:text-properties style:text-underline-style="none" officeooo:paragraph-rsid="0020def9"/>
    </style:style>
    <style:style style:name="P60" style:family="paragraph" style:parent-style-name="Table_20_Contents">
      <style:text-properties officeooo:paragraph-rsid="0020def9"/>
    </style:style>
    <style:style style:name="P61" style:family="paragraph" style:parent-style-name="Table_20_Contents">
      <style:text-properties officeooo:rsid="00328bc0" officeooo:paragraph-rsid="00328bc0"/>
    </style:style>
    <style:style style:name="P62" style:family="paragraph" style:parent-style-name="Table_20_Contents">
      <style:text-properties officeooo:rsid="00528f3d" officeooo:paragraph-rsid="00528f3d"/>
    </style:style>
    <style:style style:name="P63" style:family="paragraph" style:parent-style-name="Table_20_Contents">
      <style:text-properties officeooo:rsid="0053c3f5" officeooo:paragraph-rsid="0053c3f5"/>
    </style:style>
    <style:style style:name="P64" style:family="paragraph" style:parent-style-name="Table_20_Contents">
      <style:text-properties fo:font-size="11pt" officeooo:rsid="0053c3f5" officeooo:paragraph-rsid="0053c3f5" style:font-size-asian="11pt" style:font-size-complex="11pt"/>
    </style:style>
    <style:style style:name="P65" style:family="paragraph" style:parent-style-name="Table_20_Contents">
      <style:text-properties fo:font-size="11pt" fo:font-weight="bold" officeooo:rsid="0053c3f5" officeooo:paragraph-rsid="0053c3f5" style:font-size-asian="11pt" style:font-weight-asian="bold" style:font-size-complex="11pt" style:font-weight-complex="bold"/>
    </style:style>
    <style:style style:name="P66" style:family="paragraph" style:parent-style-name="Table_20_Contents">
      <style:text-properties officeooo:rsid="00541175" officeooo:paragraph-rsid="00541175"/>
    </style:style>
    <style:style style:name="P67" style:family="paragraph" style:parent-style-name="Table_20_Contents">
      <style:paragraph-properties fo:text-align="start" style:justify-single-word="false"/>
      <style:text-properties fo:font-size="12pt" officeooo:rsid="00541175" officeooo:paragraph-rsid="00541175" style:font-size-asian="12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fo:font-size="12pt" officeooo:rsid="00391d95" officeooo:paragraph-rsid="00391d95" style:font-size-asian="12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fo:font-size="12pt" officeooo:rsid="00577313" officeooo:paragraph-rsid="00577313" style:font-size-asian="12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fo:font-size="12pt" officeooo:rsid="005905e9" officeooo:paragraph-rsid="005905e9" style:font-size-asian="12pt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fo:font-size="12pt" officeooo:rsid="005a0ab9" officeooo:paragraph-rsid="005a0ab9" style:font-size-asian="12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fo:font-size="12pt" officeooo:rsid="005a0ab9" officeooo:paragraph-rsid="005a0ab9" style:font-size-asian="12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fo:font-size="12pt" officeooo:rsid="005c3211" officeooo:paragraph-rsid="005c3211" style:font-size-asian="12pt" style:font-size-complex="12pt"/>
    </style:style>
    <style:style style:name="P75" style:family="paragraph" style:parent-style-name="Table_20_Contents">
      <style:paragraph-properties fo:text-align="start" style:justify-single-word="false"/>
      <style:text-properties fo:font-size="12pt" officeooo:rsid="005c3211" officeooo:paragraph-rsid="005c3211" style:font-size-asian="12pt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fo:font-size="12pt" officeooo:rsid="002fccd9" officeooo:paragraph-rsid="005a0ab9" style:font-size-asian="12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0391d95" officeooo:paragraph-rsid="00391d95" style:font-size-asian="12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fo:font-size="12pt" style:text-underline-style="none" officeooo:rsid="00391d95" officeooo:paragraph-rsid="00391d95" style:font-size-asian="12pt" style:font-size-complex="12pt"/>
    </style:style>
    <style:style style:name="P79" style:family="paragraph" style:parent-style-name="Standard">
      <style:paragraph-properties fo:text-align="center" style:justify-single-word="false"/>
      <style:text-properties fo:font-size="15pt" officeooo:rsid="001fc727" officeooo:paragraph-rsid="006232f1" style:font-size-asian="15pt" style:font-size-complex="15pt"/>
    </style:style>
    <style:style style:name="P80" style:family="paragraph" style:parent-style-name="Standard">
      <style:paragraph-properties fo:text-align="center" style:justify-single-word="false"/>
      <style:text-properties fo:font-size="15pt" officeooo:rsid="001fc727" officeooo:paragraph-rsid="0063e503" style:font-size-asian="15pt" style:font-size-complex="15pt"/>
    </style:style>
    <style:style style:name="P81" style:family="paragraph" style:parent-style-name="Table_20_Contents">
      <style:paragraph-properties fo:text-align="center" style:justify-single-word="false"/>
      <style:text-properties fo:font-size="12pt" officeooo:rsid="005905e9" officeooo:paragraph-rsid="006232f1" style:font-size-asian="12pt" style:font-size-complex="12pt"/>
    </style:style>
    <style:style style:name="P82" style:family="paragraph" style:parent-style-name="Table_20_Contents">
      <style:paragraph-properties fo:text-align="center" style:justify-single-word="false"/>
      <style:text-properties fo:font-size="12pt" officeooo:rsid="005905e9" officeooo:paragraph-rsid="0063e503" style:font-size-asian="12pt" style:font-size-complex="12pt"/>
    </style:style>
    <style:style style:name="P83" style:family="paragraph" style:parent-style-name="Table_20_Contents">
      <style:paragraph-properties fo:text-align="center" style:justify-single-word="false"/>
      <style:text-properties fo:font-size="12pt" officeooo:paragraph-rsid="006232f1" style:font-size-asian="12pt" style:font-size-complex="12pt"/>
    </style:style>
    <style:style style:name="P84" style:family="paragraph" style:parent-style-name="Table_20_Contents">
      <style:paragraph-properties fo:text-align="center" style:justify-single-word="false"/>
      <style:text-properties fo:font-size="12pt" officeooo:rsid="006232f1" officeooo:paragraph-rsid="006232f1" style:font-size-asian="12pt" style:font-size-complex="12pt"/>
    </style:style>
    <style:style style:name="P85" style:family="paragraph" style:parent-style-name="Table_20_Contents">
      <style:paragraph-properties fo:text-align="center" style:justify-single-word="false"/>
      <style:text-properties fo:font-size="12pt" officeooo:rsid="006232f1" officeooo:paragraph-rsid="0063e503" style:font-size-asian="12pt" style:font-size-complex="12pt"/>
    </style:style>
    <style:style style:name="P86" style:family="paragraph" style:parent-style-name="Table_20_Contents">
      <style:paragraph-properties fo:text-align="start" style:justify-single-word="false"/>
      <style:text-properties fo:font-size="12pt" officeooo:rsid="006232f1" officeooo:paragraph-rsid="006232f1" style:font-size-asian="12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fo:font-size="12pt" officeooo:rsid="006232f1" officeooo:paragraph-rsid="0063e503" style:font-size-asian="12pt" style:font-size-complex="12pt"/>
    </style:style>
    <style:style style:name="P88" style:family="paragraph" style:parent-style-name="Table_20_Contents">
      <style:paragraph-properties fo:text-align="center" style:justify-single-word="false"/>
      <style:text-properties fo:font-size="12pt" officeooo:rsid="0063e503" officeooo:paragraph-rsid="0063e503" style:font-size-asian="12pt" style:font-size-complex="12pt"/>
    </style:style>
    <style:style style:name="P89" style:family="paragraph" style:parent-style-name="Table_20_Contents">
      <style:paragraph-properties fo:text-align="start" style:justify-single-word="false"/>
      <style:text-properties fo:font-size="12pt" officeooo:rsid="00648dfd" officeooo:paragraph-rsid="00648dfd" style:font-size-asian="12pt" style:font-size-complex="12pt"/>
    </style:style>
    <style:style style:name="P90" style:family="paragraph" style:parent-style-name="Table_20_Contents">
      <style:paragraph-properties fo:text-align="center" style:justify-single-word="false"/>
      <style:text-properties fo:font-size="12pt" officeooo:rsid="006655ae" officeooo:paragraph-rsid="006655ae" style:font-size-asian="12pt" style:font-size-complex="12pt"/>
    </style:style>
    <style:style style:name="P91" style:family="paragraph" style:parent-style-name="Table_20_Contents">
      <style:paragraph-properties fo:text-align="start" style:justify-single-word="false"/>
      <style:text-properties fo:font-size="12pt" officeooo:rsid="006655ae" officeooo:paragraph-rsid="006655ae" style:font-size-asian="12pt" style:font-size-complex="12pt"/>
    </style:style>
    <style:style style:name="P92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06232f1" officeooo:paragraph-rsid="006232f1" style:font-size-asian="12pt" style:font-size-complex="12pt"/>
    </style:style>
    <style:style style:name="P93" style:family="paragraph" style:parent-style-name="Table_20_Contents">
      <style:paragraph-properties fo:text-align="start" style:justify-single-word="false"/>
      <style:text-properties fo:font-size="12pt" style:text-underline-style="none" officeooo:rsid="006232f1" officeooo:paragraph-rsid="006232f1" style:font-size-asian="12pt" style:font-size-complex="12pt"/>
    </style:style>
    <style:style style:name="P94" style:family="paragraph">
      <loext:graphic-properties draw:fill-color="#ffffff"/>
      <style:text-properties fo:font-size="12pt"/>
    </style:style>
    <style:style style:name="P95" style:family="paragraph">
      <loext:graphic-properties draw:fill-color="#ffffff"/>
    </style:style>
    <style:style style:name="P96" style:family="paragraph">
      <style:paragraph-properties fo:text-align="center"/>
    </style:style>
    <style:style style:name="P97" style:family="paragraph">
      <loext:graphic-properties draw:fill="none" draw:fill-color="#ffffff"/>
    </style:style>
    <style:style style:name="P98" style:family="paragraph">
      <loext:graphic-properties draw:fill-color="#000000"/>
    </style:style>
    <style:style style:name="P99" style:family="paragraph">
      <loext:graphic-properties draw:fill-color="#000000" draw:opacity="99%"/>
      <style:paragraph-properties fo:text-align="center"/>
    </style:style>
    <style:style style:name="P100" style:family="paragraph">
      <loext:graphic-properties draw:fill="none" draw:fill-color="#ffffff"/>
      <style:text-properties fo:font-size="12pt"/>
    </style:style>
    <style:style style:name="P101" style:family="paragraph">
      <loext:graphic-properties draw:fill-color="#000000"/>
      <style:paragraph-properties fo:text-align="center"/>
    </style:style>
    <style:style style:name="P102" style:family="paragraph">
      <style:paragraph-properties fo:text-align="center"/>
      <style:text-properties fo:font-size="12pt"/>
    </style:style>
    <style:style style:name="P103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officeooo:rsid="00068e27"/>
    </style:style>
    <style:style style:name="T2" style:family="text">
      <style:text-properties officeooo:rsid="001a14cc"/>
    </style:style>
    <style:style style:name="T3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4" style:family="text">
      <style:text-properties style:font-name="Liberation Serif" fo:font-style="normal" fo:font-weight="normal" style:font-style-asian="normal" style:font-weight-asian="normal"/>
    </style:style>
    <style:style style:name="T5" style:family="text">
      <style:text-properties style:font-name="Liberation Serif" fo:font-style="normal" fo:font-weight="normal" officeooo:rsid="004c78be" style:font-style-asian="normal" style:font-weight-asian="normal"/>
    </style:style>
    <style:style style:name="T6" style:family="text">
      <style:text-properties style:font-name="Liberation Serif" fo:font-style="normal" fo:font-weight="bold" style:font-style-asian="normal" style:font-weight-asian="bold" style:font-weight-complex="bold"/>
    </style:style>
    <style:style style:name="T7" style:family="text">
      <style:text-properties officeooo:rsid="001adadb"/>
    </style:style>
    <style:style style:name="T8" style:family="text">
      <style:text-properties officeooo:rsid="002eb5cb"/>
    </style:style>
    <style:style style:name="T9" style:family="text">
      <style:text-properties officeooo:rsid="002fccd9"/>
    </style:style>
    <style:style style:name="T10" style:family="text">
      <style:text-properties officeooo:rsid="0030a9d7"/>
    </style:style>
    <style:style style:name="T11" style:family="text">
      <style:text-properties officeooo:rsid="0031832f"/>
    </style:style>
    <style:style style:name="T12" style:family="text">
      <style:text-properties officeooo:rsid="0031cd00"/>
    </style:style>
    <style:style style:name="T13" style:family="text">
      <style:text-properties officeooo:rsid="00330342"/>
    </style:style>
    <style:style style:name="T14" style:family="text">
      <style:text-properties officeooo:rsid="0033dead"/>
    </style:style>
    <style:style style:name="T15" style:family="text">
      <style:text-properties officeooo:rsid="004d5361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541175"/>
    </style:style>
    <style:style style:name="T18" style:family="text">
      <style:text-properties officeooo:rsid="00585c54"/>
    </style:style>
    <style:style style:name="T19" style:family="text">
      <style:text-properties officeooo:rsid="005bbb64"/>
    </style:style>
    <style:style style:name="T20" style:family="text">
      <style:text-properties officeooo:rsid="005d283f"/>
    </style:style>
    <style:style style:name="T21" style:family="text">
      <style:text-properties officeooo:rsid="0063e503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officeooo:rsid="00648dfd"/>
    </style:style>
    <style:style style:name="T24" style:family="text">
      <style:text-properties fo:font-size="10.5pt" style:font-size-asian="9pt" style:font-size-complex="10.5pt"/>
    </style:style>
    <style:style style:name="T25" style:family="text">
      <style:text-properties fo:font-size="12pt"/>
    </style:style>
    <style:style style:name="gr1" style:family="graphic">
      <style:graphic-properties draw:fill-color="#ffffff" draw:textarea-horizontal-align="justify" draw:textarea-vertical-align="middle" draw:auto-grow-height="false" fo:min-height="2.385cm" fo:min-width="11.875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1.632cm" fo:min-width="3.367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5.985cm" fo:min-width="4.9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5.364cm" fo:min-width="4.918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ffff" draw:textarea-horizontal-align="justify" draw:textarea-vertical-align="middle" draw:auto-grow-height="false" fo:min-height="5.427cm" fo:min-width="4.561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ffff" draw:textarea-horizontal-align="justify" draw:textarea-vertical-align="middle" draw:auto-grow-height="false" fo:min-height="5.637cm" fo:min-width="4.7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3.8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4.3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.891cm" fo:min-width="4.837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000000" draw:fill-color="#000000" draw:textarea-horizontal-align="justify" draw:textarea-vertical-align="middle" draw:auto-grow-height="false" fo:min-height="0.891cm" fo:min-width="3.08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000000" draw:fill-color="#000000" draw:opacity="99%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8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cm" svg:stroke-color="#000000" draw:marker-start-width="0.353cm" draw:marker-end="Fin_20_de_20_línea_20_1" draw:marker-end-width="0.176cm" draw:fill-color="#00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width="0cm" draw:marker-start-width="0cm" draw:marker-end-width="0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width="0.9cm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-color="#ffffff" draw:textarea-horizontal-align="justify" draw:textarea-vertical-align="middle" draw:auto-grow-height="false" fo:min-height="1.632cm" fo:min-width="3.3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0.5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textarea-horizontal-align="justify" draw:textarea-vertical-align="middle" draw:auto-grow-height="false" fo:min-height="0.891cm" fo:min-width="4.8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color="#000000" draw:fill-color="#000000" draw:textarea-horizontal-align="justify" draw:textarea-vertical-align="middle" draw:auto-grow-height="false" fo:min-height="0.891cm" fo:min-width="4.0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color="#000000" draw:fill-color="#000000" draw:textarea-horizontal-align="justify" draw:textarea-vertical-align="middle" draw:auto-grow-height="false" fo:min-height="0.891cm" fo:min-width="4.075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fill-color="#ffffff" draw:textarea-horizontal-align="justify" draw:textarea-vertical-align="middle" draw:auto-grow-height="false" fo:min-height="5.879cm" fo:min-width="5.025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none" draw:fill-color="#ffffff" fo:min-height="4.7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svg:stroke-width="0.3cm" svg:stroke-color="#000000" draw:marker-start-width="0cm" draw:marker-end-width="0cm" draw:fill-color="#000000" draw:textarea-horizontal-align="justify" draw:textarea-vertical-align="middle" draw:auto-grow-height="false" fo:min-height="0cm" fo:min-width="0cm" fo:padding-top="0.153cm" fo:padding-bottom="0.153cm" fo:padding-left="0.153cm" fo:padding-right="0.1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/>
      <text:p text:style-name="P15">Clase Flight.</text:p>
      <text:p text:style-name="P5"/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office:value-type="string">
            <text:p text:style-name="P40">Nom<text:span text:style-name="T1">bre </text:span></text:p>
          </table:table-cell>
          <table:table-cell table:style-name="Tabla10.A1" office:value-type="string">
            <text:p text:style-name="P42">Clase </text:p>
          </table:table-cell>
          <table:table-cell table:style-name="Tabla10.C1" office:value-type="string">
            <text:p text:style-name="P42">Escenario</text:p>
          </table:table-cell>
        </table:table-row>
        <table:table-row table:style-name="Tabla10.2">
          <table:table-cell table:style-name="Tabla10.A2" office:value-type="string">
            <text:p text:style-name="P42"><draw:line text:anchor-type="paragraph" draw:z-index="7" draw:name="Forma3" draw:style-name="gr7" draw:text-style-name="P96" svg:x1="8.463cm" svg:y1="1.24cm" svg:x2="10.58cm" svg:y2="1.24cm"><text:p/></draw:line><draw:frame text:anchor-type="paragraph" draw:z-index="8" draw:name="Forma4" draw:style-name="gr8" draw:text-style-name="P97" svg:width="2.262cm" svg:height="0.489cm" svg:x="8.728cm" svg:y="0.758cm"><draw:text-box><text:p>:Flight</text:p></draw:text-box></draw:frame><draw:line text:anchor-type="paragraph" draw:z-index="6" draw:name="Forma2" draw:style-name="gr7" draw:text-style-name="P96" svg:x1="6.996cm" svg:y1="1.647cm" svg:x2="12.217cm" svg:y2="1.647cm"><text:p/></draw:line><draw:frame text:anchor-type="paragraph" draw:z-index="9" draw:name="Forma5" draw:style-name="gr9" draw:text-style-name="P97" svg:width="6.711cm" svg:height="3.897cm" svg:x="7.332cm" svg:y="1.93cm"><draw:text-box><text:p>numberOfFlight = 1</text:p><text:p>portOfShipment = 2</text:p><text:p>hour = 12</text:p><text:p>minute = 34</text:p><text:p>day = 1</text:p><text:p>month<text:tab/>= 4</text:p><text:p>year = 2019</text:p><text:p>destinationCity = “Bogota”</text:p></draw:text-box></draw:frame>setupEscenary1</text:p>
          </table:table-cell>
          <table:table-cell table:style-name="Tabla10.A2" office:value-type="string">
            <text:p text:style-name="P45">Flight</text:p>
          </table:table-cell>
          <table:table-cell table:style-name="Tabla10.C2" office:value-type="string">
            <text:p text:style-name="P44"><draw:custom-shape text:anchor-type="paragraph" draw:z-index="5" draw:name="Forma1" draw:style-name="gr6" draw:text-style-name="P95" svg:width="5.245cm" svg:height="6.15cm" svg:x="0.908cm" svg:y="0.20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</table:table-row>
        <table:table-row table:style-name="Tabla10.3">
          <table:table-cell table:style-name="Tabla10.A2" office:value-type="string">
            <text:p text:style-name="P47">setupEscenary2</text:p>
          </table:table-cell>
          <table:table-cell table:style-name="Tabla10.A2" office:value-type="string">
            <text:p text:style-name="P47">Flight</text:p>
          </table:table-cell>
          <table:table-cell table:style-name="Tabla10.C2" office:value-type="string">
            <text:p text:style-name="P44"/>
          </table:table-cell>
        </table:table-row>
      </table:table>
      <text:p text:style-name="P8"/>
      <text:p text:style-name="P9"/>
      <text:p text:style-name="P10"/>
      <text:p text:style-name="P6"/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D"/>
        <table:table-column table:style-name="Tabla2.E"/>
        <table:table-row>
          <table:table-cell table:style-name="Tabla2.A1" table:number-columns-spanned="5" office:value-type="string">
            <text:p text:style-name="P36">Objetivo: <text:span text:style-name="T2">Verificar la inicializacion correcta de los atributos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34">Clase </text:p>
          </table:table-cell>
          <table:table-cell table:style-name="Tabla2.A2" office:value-type="string">
            <text:p text:style-name="P34">Método</text:p>
          </table:table-cell>
          <table:table-cell table:style-name="Tabla2.A2" office:value-type="string">
            <text:p text:style-name="P34">Escenario</text:p>
          </table:table-cell>
          <table:table-cell table:style-name="Tabla2.A2" office:value-type="string">
            <text:p text:style-name="P34">Valor-entrada</text:p>
          </table:table-cell>
          <table:table-cell table:style-name="Tabla2.E2" office:value-type="string">
            <text:p text:style-name="P34">Resultado</text:p>
          </table:table-cell>
        </table:table-row>
        <table:table-row>
          <table:table-cell table:style-name="Tabla2.A2" office:value-type="string">
            <text:p text:style-name="P45">Flight</text:p>
          </table:table-cell>
          <table:table-cell table:style-name="Tabla2.A2" office:value-type="string">
            <text:p text:style-name="P45">checkget<text:span text:style-name="T7">Methods</text:span></text:p>
          </table:table-cell>
          <table:table-cell table:style-name="Tabla2.A2" office:value-type="string">
            <text:p text:style-name="P45">setupEscenary1</text:p>
          </table:table-cell>
          <table:table-cell table:style-name="Tabla2.A2" office:value-type="string">
            <text:p text:style-name="P17">numberOfFlight = 1</text:p>
            <text:p text:style-name="P18">portOfShipment = 2</text:p>
            <text:p text:style-name="P11"><text:s/><text:span text:style-name="T3">hour = 12</text:span></text:p>
            <text:p text:style-name="P11"><text:s/><text:span text:style-name="T3">minute = 34</text:span></text:p>
            <text:p text:style-name="P11"><text:s/><text:span text:style-name="T3">day = 1</text:span></text:p>
            <text:p text:style-name="P11"><text:s/><text:span text:style-name="T3">month</text:span><text:tab/>= 4</text:p>
            <text:p text:style-name="P11"><text:s/><text:span text:style-name="T3">year = 2019</text:span></text:p>
            <text:p text:style-name="P11"><text:s/><text:span text:style-name="T3">destinationCity = “Bogota”</text:span></text:p>
            <text:p text:style-name="P19"><text:s/></text:p>
            <text:p text:style-name="P7"/>
          </table:table-cell>
          <table:table-cell table:style-name="Tabla2.E2" office:value-type="string">
            <text:p text:style-name="P46">True: Se inicializo correctamente los atributos del vuelo con los datos establecidos en el escenario 1.</text:p>
            <text:p text:style-name="P46"/>
            <text:p text:style-name="P45"/>
            <text:p text:style-name="P45"/>
          </table:table-cell>
        </table:table-row>
        <table:table-row>
          <table:table-cell table:style-name="Tabla2.A2" office:value-type="string">
            <text:p text:style-name="P46">Flight</text:p>
          </table:table-cell>
          <table:table-cell table:style-name="Tabla2.A2" office:value-type="string">
            <text:p text:style-name="P46">checksetMethods</text:p>
          </table:table-cell>
          <table:table-cell table:style-name="Tabla2.A2" office:value-type="string">
            <text:p text:style-name="P46">setupEscenary2</text:p>
          </table:table-cell>
          <table:table-cell table:style-name="Tabla2.A2" office:value-type="string">
            <text:p text:style-name="P46"><text:span text:style-name="T20">N</text:span>inguno</text:p>
          </table:table-cell>
          <table:table-cell table:style-name="Tabla2.E2" office:value-type="string">
            <text:p text:style-name="P46">True:</text:p>
            <text:p text:style-name="P46">Se cambiaron correctamente los datos de la clase Flight.</text:p>
          </table:table-cell>
        </table:table-row>
      </table:table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12">Clase Air<text:span text:style-name="T15">port</text:span>.</text:p>
      <text:p text:style-name="P12"/>
      <text:p text:style-name="P12"/>
      <table:table table:name="Tabla12" table:style-name="Tabla12">
        <table:table-column table:style-name="Tabla12.A"/>
        <table:table-column table:style-name="Tabla12.B" table:number-columns-repeated="2"/>
        <table:table-column table:style-name="Tabla12.D"/>
        <table:table-row>
          <table:table-cell table:style-name="Tabla12.A1" table:number-columns-spanned="2" office:value-type="string">
            <text:p text:style-name="P68">Nombre</text:p>
          </table:table-cell>
          <table:covered-table-cell/>
          <table:table-cell table:style-name="Tabla12.C1" table:number-columns-spanned="2" office:value-type="string">
            <text:p text:style-name="P68">Clase</text:p>
          </table:table-cell>
          <table:covered-table-cell/>
        </table:table-row>
        <table:table-row>
          <table:table-cell table:style-name="Tabla12.A2" table:number-columns-spanned="2" office:value-type="string">
            <text:p text:style-name="P68">setupEscenary1</text:p>
          </table:table-cell>
          <table:covered-table-cell/>
          <table:table-cell table:style-name="Tabla12.C2" table:number-columns-spanned="2" office:value-type="string">
            <text:p text:style-name="P68">Airline</text:p>
          </table:table-cell>
          <table:covered-table-cell/>
        </table:table-row>
        <table:table-row table:style-name="Tabla12.3">
          <table:table-cell table:style-name="Tabla12.C2" table:number-columns-spanned="4" office:value-type="string">
            <text:p text:style-name="P68"><draw:custom-shape text:anchor-type="paragraph" draw:z-index="42" draw:name="Forma1" draw:style-name="gr19" draw:text-style-name="P94" svg:width="3.544cm" svg:height="1.809cm" svg:x="0.577cm" svg:y="0.263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43" draw:name="Forma4" draw:style-name="gr8" draw:text-style-name="P97" svg:width="1.479cm" svg:height="0.489cm" svg:x="1.512cm" svg:y="0.339cm"><draw:text-box><text:p>:Airport</text:p></draw:text-box></draw:frame></text:p>
            <text:p text:style-name="P68"><draw:line text:anchor-type="paragraph" draw:z-index="44" draw:name="Forma3" draw:style-name="gr7" draw:text-style-name="P96" svg:x1="1.511cm" svg:y1="0.34cm" svg:x2="2.807cm" svg:y2="0.34cm"><text:p/></draw:line><draw:line text:anchor-type="paragraph" draw:z-index="45" draw:name="Forma3" draw:style-name="gr7" draw:text-style-name="P102" svg:x1="0.574cm" svg:y1="0.523cm" svg:x2="4.12cm" svg:y2="0.5cm"><text:p/></draw:line><draw:frame text:anchor-type="paragraph" draw:z-index="46" draw:name="Forma11" draw:style-name="gr20" draw:text-style-name="P100" svg:width="2.236cm" svg:height="0.519cm" svg:x="0.695cm" svg:y="0.607cm"><draw:text-box><text:p><text:span text:style-name="T24">name: </text:span><text:span text:style-name="T24">“CLO”</text:span></text:p></draw:text-box></draw:frame><draw:custom-shape text:anchor-type="paragraph" draw:z-index="49" draw:name="Forma7" draw:style-name="gr12" svg:width="4.837cm" svg:height="0.892cm" svg:x="7.458cm" svg:y="0.215cm"><text:p/><draw:enhanced-geometry svg:viewBox="0 0 21600 21600" draw:type="rectangle" draw:enhanced-path="M 0 0 L 21600 0 21600 21600 0 21600 0 0 Z N"/></draw:custom-shape><draw:line text:anchor-type="paragraph" draw:z-index="51" draw:name="Forma9" draw:style-name="gr14" draw:text-style-name="P99" svg:x1="8.376cm" svg:y1="0.242cm" svg:x2="8.376cm" svg:y2="1.133cm"><text:p/></draw:line><draw:custom-shape text:anchor-type="paragraph" draw:z-index="50" draw:name="Forma8" draw:style-name="gr13" draw:text-style-name="P98" svg:width="3.081cm" svg:height="0.892cm" svg:x="9.215cm" svg:y="0.215cm"><text:p/><draw:enhanced-geometry svg:viewBox="0 0 21600 21600" draw:type="rectangle" draw:enhanced-path="M 0 0 L 21600 0 21600 21600 0 21600 0 0 Z N"/></draw:custom-shape></text:p>
            <text:p text:style-name="P68"><draw:line text:anchor-type="paragraph" draw:z-index="47" draw:name="Forma6" draw:style-name="gr16" draw:text-style-name="P101" svg:x1="4.12cm" svg:y1="0.18cm" svg:x2="7.526cm" svg:y2="0.157cm"><text:p/></draw:line><draw:line text:anchor-type="paragraph" draw:z-index="52" draw:name="Forma6" draw:style-name="gr16" draw:text-style-name="P101" svg:x1="7.887cm" svg:y1="0.247cm" svg:x2="5.673cm" svg:y2="1.404cm"><text:p/></draw:line><draw:frame text:anchor-type="paragraph" draw:z-index="61" draw:name="Forma15" draw:style-name="gr8" draw:text-style-name="P97" svg:width="1.324cm" svg:height="0.489cm" svg:x="5.046cm" svg:y="0.085cm"><draw:text-box><text:p>airlines</text:p></draw:text-box></draw:frame><draw:line text:anchor-type="paragraph" draw:z-index="83" draw:name="Forma6" draw:style-name="gr16" draw:text-style-name="P101" svg:x1="8.897cm" svg:y1="0.18cm" svg:x2="9.954cm" svg:y2="1.372cm"><text:p/></draw:line><draw:custom-shape text:anchor-type="paragraph" draw:z-index="84" draw:name="Forma12" draw:style-name="gr27" draw:text-style-name="P98" svg:width="0.096cm" svg:height="0.131cm" svg:x="7.886cm" svg:y="0.116cm"><text:p/>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5" draw:name="Forma12" draw:style-name="gr27" draw:text-style-name="P98" svg:width="0.096cm" svg:height="0.131cm" svg:x="8.802cm" svg:y="0.049cm"><text:p/>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77"/>
            <text:p text:style-name="P77"><draw:custom-shape text:anchor-type="paragraph" draw:z-index="1" draw:name="Forma1" draw:style-name="gr2" draw:text-style-name="P94" svg:width="3.544cm" svg:height="1.809cm" svg:x="3.704cm" svg:y="0.43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3" draw:name="Forma1" draw:style-name="gr2" draw:text-style-name="P94" svg:width="3.544cm" svg:height="1.809cm" svg:x="8.225cm" svg:y="0.362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54" draw:name="Forma4" draw:style-name="gr8" draw:text-style-name="P100" svg:width="1.479cm" svg:height="0.489cm" svg:x="9.174cm" svg:y="0.524cm"><draw:text-box><text:p><text:span text:style-name="T25">:Airline</text:span></text:p></draw:text-box></draw:frame><draw:frame text:anchor-type="paragraph" draw:z-index="48" draw:name="Forma4" draw:style-name="gr8" draw:text-style-name="P100" svg:width="1.479cm" svg:height="0.489cm" svg:x="4.664cm" svg:y="0.43cm"><draw:text-box><text:p><text:span text:style-name="T25">:Airline</text:span></text:p></draw:text-box></draw:frame></text:p>
            <text:p text:style-name="P77"><draw:line text:anchor-type="paragraph" draw:z-index="39" draw:name="Forma3" draw:style-name="gr7" draw:text-style-name="P96" svg:x1="4.664cm" svg:y1="0.432cm" svg:x2="6.142cm" svg:y2="0.432cm"><text:p/></draw:line><draw:line text:anchor-type="paragraph" draw:z-index="58" draw:name="Forma3" draw:style-name="gr7" draw:text-style-name="P96" svg:x1="9.174cm" svg:y1="0.404cm" svg:x2="10.652cm" svg:y2="0.404cm"><text:p/></draw:line><draw:line text:anchor-type="paragraph" draw:z-index="56" draw:name="Forma3" draw:style-name="gr7" draw:text-style-name="P96" svg:x1="8.248cm" svg:y1="0.568cm" svg:x2="11.792cm" svg:y2="0.568cm"><text:p/></draw:line><draw:frame text:anchor-type="paragraph" draw:z-index="55" draw:name="Forma11" draw:style-name="gr15" draw:text-style-name="P100" svg:width="3.544cm" svg:height="0.856cm" svg:x="8.463cm" svg:y="0.568cm"><draw:text-box><text:p><text:span text:style-name="T24">name: </text:span><text:span text:style-name="T24">“Latam”</text:span></text:p><text:p><text:span text:style-name="T24">destinatio</text:span><text:span text:style-name="T24">nCity= </text:span><text:span text:style-name="T24">null </text:span></text:p></draw:text-box></draw:frame></text:p>
            <text:p text:style-name="P77"><draw:frame text:anchor-type="paragraph" draw:z-index="63" draw:name="Forma17" draw:style-name="gr8" draw:text-style-name="P97" svg:width="2.022cm" svg:height="0.489cm" svg:x="12.335cm" svg:y="0.03cm"><draw:text-box><text:p>fights</text:p></draw:text-box></draw:frame><draw:frame text:anchor-type="paragraph" draw:z-index="68" draw:name="Forma17" draw:style-name="gr8" draw:text-style-name="P97" svg:width="0.985cm" svg:height="0.489cm" svg:x="1.946cm" svg:y="0.055cm"><draw:text-box><text:p>fights</text:p></draw:text-box></draw:frame><draw:line text:anchor-type="paragraph" draw:z-index="62" draw:name="Forma16" draw:style-name="gr23" draw:text-style-name="P101" svg:x1="11.792cm" svg:y1="0.534cm" svg:x2="14.549cm" svg:y2="0.534cm"><text:p/></draw:line><draw:line text:anchor-type="paragraph" draw:z-index="57" draw:name="Forma6" draw:style-name="gr16" draw:text-style-name="P103" svg:x1="14.549cm" svg:y1="0.534cm" svg:x2="14.549cm" svg:y2="1.382cm"><text:p/></draw:line><draw:line text:anchor-type="paragraph" draw:z-index="40" draw:name="Forma3" draw:style-name="gr7" draw:text-style-name="P96" svg:x1="3.725cm" svg:y1="0.127cm" svg:x2="7.269cm" svg:y2="0.127cm"><text:p/></draw:line><draw:frame text:anchor-type="paragraph" draw:z-index="41" draw:name="Forma11" draw:style-name="gr15" draw:text-style-name="P100" svg:width="3.544cm" svg:height="0.856cm" svg:x="3.896cm" svg:y="0.127cm"><draw:text-box><text:p><text:span text:style-name="T24">name: </text:span><text:span text:style-name="T24">“Avianca</text:span><text:span text:style-name="T24">”</text:span></text:p><text:p><text:span text:style-name="T24">destinatio</text:span><text:span text:style-name="T24">nCity= </text:span><text:span text:style-name="T24">null </text:span></text:p></draw:text-box></draw:frame></text:p>
            <text:p text:style-name="P77"><draw:line text:anchor-type="paragraph" draw:z-index="64" draw:name="Forma6" draw:style-name="gr16" draw:text-style-name="P103" svg:x1="0.968cm" svg:y1="0.231cm" svg:x2="0.968cm" svg:y2="1.079cm"><text:p/></draw:line><draw:line text:anchor-type="paragraph" draw:z-index="67" draw:name="Forma16" draw:style-name="gr23" draw:text-style-name="P101" svg:x1="0.968cm" svg:y1="0.231cm" svg:x2="3.725cm" svg:y2="0.231cm"><text:p/></draw:line></text:p>
            <text:p text:style-name="P77"><draw:custom-shape text:anchor-type="paragraph" draw:z-index="59" draw:name="Forma7" draw:style-name="gr21" svg:width="4.837cm" svg:height="0.892cm" svg:x="11.67cm" svg:y="0.406cm"><text:p/><draw:enhanced-geometry svg:viewBox="0 0 21600 21600" draw:type="rectangle" draw:enhanced-path="M 0 0 L 21600 0 21600 21600 0 21600 0 0 Z N"/></draw:custom-shape><draw:custom-shape text:anchor-type="paragraph" draw:z-index="60" draw:name="Forma8" draw:style-name="gr22" draw:text-style-name="P98" svg:width="4.075cm" svg:height="0.892cm" svg:x="12.432cm" svg:y="0.406cm"><text:p/><draw:enhanced-geometry svg:viewBox="0 0 21600 21600" draw:mirror-horizontal="false" draw:mirror-vertical="false" draw:type="rectangle" draw:enhanced-path="M 0 0 L 21600 0 21600 21600 0 21600 0 0 Z N"/></draw:custom-shape></text:p>
            <text:p text:style-name="P77"><draw:line text:anchor-type="paragraph" draw:z-index="79" draw:name="Forma6" draw:style-name="gr16" draw:text-style-name="P103" svg:x1="4.59cm" svg:y1="0.404cm" svg:x2="2.955cm" svg:y2="1.796cm"><text:p/></draw:line><draw:custom-shape text:anchor-type="paragraph" draw:z-index="81" draw:name="Forma12" draw:style-name="gr27" draw:text-style-name="P98" svg:width="0.003cm" svg:height="0.003cm" svg:x="12.07cm" svg:y="0.2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0" draw:name="Forma6" draw:style-name="gr16" draw:text-style-name="P103" svg:x1="12.072cm" svg:y1="0.272cm" svg:x2="12.07cm" svg:y2="1.985cm"><text:p/></draw:line><draw:custom-shape text:anchor-type="paragraph" draw:z-index="65" draw:name="Forma7" draw:style-name="gr12" svg:width="4.837cm" svg:height="0.892cm" svg:x="0cm" svg:y="0cm"><text:p/><draw:enhanced-geometry svg:viewBox="0 0 21600 21600" draw:type="rectangle" draw:enhanced-path="M 0 0 L 21600 0 21600 21600 0 21600 0 0 Z N"/></draw:custom-shape><draw:custom-shape text:anchor-type="paragraph" draw:z-index="66" draw:name="Forma8" draw:style-name="gr24" draw:text-style-name="P98" svg:width="4.075cm" svg:height="0.892cm" svg:x="0cm" svg:y="0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2" draw:name="Forma12" draw:style-name="gr27" draw:text-style-name="P98" svg:width="0.003cm" svg:height="0.025cm" svg:x="4.588cm" svg:y="0.37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77"/>
            <text:p text:style-name="P77"/>
            <text:p text:style-name="P77"><draw:custom-shape text:anchor-type="paragraph" draw:z-index="69" draw:name="Forma1" draw:style-name="gr25" draw:text-style-name="P94" svg:width="5.569cm" svg:height="6.423cm" svg:x="0.407cm" svg:y="0.335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a1" draw:style-name="gr3" draw:text-style-name="P94" svg:width="5.464cm" svg:height="6.518cm" svg:x="9.375cm" svg:y="0.524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  <text:p text:style-name="P77"><draw:frame text:anchor-type="paragraph" draw:z-index="10" draw:name="Forma4" draw:style-name="gr10" draw:text-style-name="P97" svg:width="1.474cm" svg:height="0.53cm" svg:x="2.337cm" svg:y="0.113cm"><draw:text-box><text:p>:Flight</text:p></draw:text-box></draw:frame></text:p>
            <text:p text:style-name="P77"><draw:line text:anchor-type="paragraph" draw:z-index="71" draw:name="Forma13" draw:style-name="gr17" draw:text-style-name="P102" svg:x1="2.123cm" svg:y1="0.156cm" svg:x2="3.834cm" svg:y2="0.156cm"><text:p/></draw:line><draw:frame text:anchor-type="paragraph" draw:z-index="73" draw:name="Forma4" draw:style-name="gr8" draw:text-style-name="P97" svg:width="1.336cm" svg:height="0.489cm" svg:x="11.578cm" svg:y="0.102cm"><draw:text-box><text:p>:Flight</text:p></draw:text-box></draw:frame></text:p>
            <text:p text:style-name="P78"><draw:frame text:anchor-type="paragraph" draw:z-index="70" draw:name="Forma5" draw:style-name="gr26" draw:text-style-name="P97" svg:width="5.451cm" svg:height="4.758cm" svg:x="0.534cm" svg:y="0.411cm"><draw:text-box><text:p>numberOfFlight = 10</text:p><text:p>portOfShipment = 20</text:p><text:p>hour = 2</text:p><text:p>minute = 05</text:p><text:p>day = 3</text:p><text:p>month<text:tab/>= 9</text:p><text:p>year = 2021</text:p><text:p>destinationCity = “Miami”</text:p></draw:text-box></draw:frame><draw:line text:anchor-type="paragraph" draw:z-index="72" draw:name="Forma13" draw:style-name="gr17" draw:text-style-name="P102" svg:x1="0.416cm" svg:y1="0.044cm" svg:x2="5.985cm" svg:y2="0.017cm"><text:p/></draw:line><draw:line text:anchor-type="paragraph" draw:z-index="74" draw:name="Forma13" draw:style-name="gr17" draw:text-style-name="P102" svg:x1="11.361cm" svg:y1="0.035cm" svg:x2="12.913cm" svg:y2="0.053cm"><text:p/></draw:line><draw:line text:anchor-type="paragraph" draw:z-index="75" draw:name="Forma13" draw:style-name="gr17" draw:text-style-name="P102" svg:x1="9.389cm" svg:y1="0.357cm" svg:x2="14.836cm" svg:y2="0.341cm"><text:p/></draw:line><draw:frame text:anchor-type="paragraph" draw:z-index="76" draw:name="Forma5" draw:style-name="gr11" draw:text-style-name="P97" svg:width="5.426cm" svg:height="4.384cm" svg:x="9.543cm" svg:y="0.474cm"><draw:text-box><text:p>numberOfFlight = 6</text:p><text:p>portOfShipment = 8</text:p><text:p>hour = 1</text:p><text:p>minute = 30</text:p><text:p>day = 9</text:p><text:p>month<text:tab/>= 12</text:p><text:p>year = 2020</text:p><text:p>destinationCity = “New York”</text:p></draw:text-box></draw:frame></text:p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</table:table-cell>
          <table:covered-table-cell/>
          <table:covered-table-cell/>
          <table:covered-table-cell/>
        </table:table-row>
        <table:table-row table:style-name="Tabla12.4">
          <table:table-cell table:style-name="Tabla12.A2" office:value-type="string">
            <text:p text:style-name="P67">Nombre</text:p>
          </table:table-cell>
          <table:table-cell table:style-name="Tabla12.A2" table:number-columns-spanned="2" office:value-type="string">
            <text:p text:style-name="P67">Clase</text:p>
          </table:table-cell>
          <table:covered-table-cell/>
          <table:table-cell table:style-name="Tabla12.C2" office:value-type="string">
            <text:p text:style-name="P67">Escenario</text:p>
          </table:table-cell>
        </table:table-row>
        <table:table-row table:style-name="Tabla12.5">
          <table:table-cell table:style-name="Tabla12.A2" office:value-type="string">
            <text:p text:style-name="P69">setupEscenary2</text:p>
          </table:table-cell>
          <table:table-cell table:style-name="Tabla12.A2" table:number-columns-spanned="2" office:value-type="string">
            <text:p text:style-name="P69">Airport</text:p>
          </table:table-cell>
          <table:covered-table-cell/>
          <table:table-cell table:style-name="Tabla12.C2" office:value-type="string">
            <text:p text:style-name="P68"/>
          </table:table-cell>
        </table:table-row>
      </table:table>
      <text:p text:style-name="P12"/>
      <text:p text:style-name="P12"/>
      <text:p text:style-name="P12"><text:soft-page-break/></text:p>
      <text:p text:style-name="P14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row>
          <table:table-cell table:style-name="Tabla7.A1" table:number-columns-spanned="5" office:value-type="string">
            <text:p text:style-name="P38">Objetivo: <text:span text:style-name="T8">Verificar el metodo getAirlines devuelve correctamente la colleción de aerolineas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P35">Clase </text:p>
          </table:table-cell>
          <table:table-cell table:style-name="Tabla7.A2" office:value-type="string">
            <text:p text:style-name="P35">Método</text:p>
          </table:table-cell>
          <table:table-cell table:style-name="Tabla7.A2" office:value-type="string">
            <text:p text:style-name="P35">Escenario</text:p>
          </table:table-cell>
          <table:table-cell table:style-name="Tabla7.A2" office:value-type="string">
            <text:p text:style-name="P35">Valor-entrada</text:p>
          </table:table-cell>
          <table:table-cell table:style-name="Tabla7.E2" office:value-type="string">
            <text:p text:style-name="P35">Resultado</text:p>
          </table:table-cell>
        </table:table-row>
        <table:table-row table:style-name="Tabla7.3">
          <table:table-cell table:style-name="Tabla7.A2" office:value-type="string">
            <text:p text:style-name="P62">Airport</text:p>
          </table:table-cell>
          <table:table-cell table:style-name="Tabla7.A2" office:value-type="string">
            <text:p text:style-name="P63">checkGetAirlines</text:p>
          </table:table-cell>
          <table:table-cell table:style-name="Tabla7.A2" office:value-type="string">
            <text:p text:style-name="P63">setupEscenary<text:span text:style-name="T18">1</text:span></text:p>
          </table:table-cell>
          <table:table-cell table:style-name="Tabla7.A2" office:value-type="string">
            <text:p text:style-name="P64"><text:span text:style-name="T16">Airport</text:span>:</text:p>
            <text:p text:style-name="P64">name = “CLO”</text:p>
            <text:p text:style-name="P64"/>
            <text:p text:style-name="P65">Airline:</text:p>
            <text:p text:style-name="P24">name: “Avianca”</text:p>
            <text:p text:style-name="P25">destinationCity= null</text:p>
            <text:p text:style-name="P26">Airline:</text:p>
            <text:p text:style-name="P25">name: “Latam”</text:p>
            <text:p text:style-name="P23">destinationCity= null </text:p>
            <text:p text:style-name="P25"/>
            <text:p text:style-name="P33"><text:span text:style-name="T6">Flight</text:span><text:span text:style-name="T4">:</text:span></text:p>
            <text:p text:style-name="P24"><text:s/>numberOfFlight = 10</text:p>
            <text:p text:style-name="P31"><text:s/><text:span text:style-name="T4">portOfShipment = 20</text:span></text:p>
            <text:p text:style-name="P31"><text:s/><text:span text:style-name="T4">hour = 2</text:span></text:p>
            <text:p text:style-name="P31"><text:s/><text:span text:style-name="T4">minute = 05</text:span></text:p>
            <text:p text:style-name="P31"><text:s/><text:span text:style-name="T4">day = 3</text:span></text:p>
            <text:p text:style-name="P31"><text:s/><text:span text:style-name="T4">month</text:span><text:tab/>= 9</text:p>
            <text:p text:style-name="P31"><text:s/><text:span text:style-name="T4">year = 2021</text:span></text:p>
            <text:p text:style-name="P31"><text:s/><text:span text:style-name="T4">destinationCity = “Miami”</text:span></text:p>
            <text:p text:style-name="P26">Flight:</text:p>
            <text:p text:style-name="P23"><text:s/>numberOfFlight = 6</text:p>
            <text:p text:style-name="P31"><text:s/><text:span text:style-name="T4">portOfShipment = 8</text:span></text:p>
            <text:p text:style-name="P31"><text:s/><text:span text:style-name="T4">hour = 1</text:span></text:p>
            <text:p text:style-name="P31"><text:s/><text:span text:style-name="T4">minute = 30</text:span></text:p>
            <text:p text:style-name="P31"><text:s/><text:span text:style-name="T4">day = 9</text:span></text:p>
            <text:p text:style-name="P31"><text:s/><text:span text:style-name="T4">month</text:span><text:tab/>= 12</text:p>
            <text:p text:style-name="P31"><text:s/><text:span text:style-name="T4">year = 2020</text:span></text:p>
            <text:p text:style-name="P31"><text:s/><text:span text:style-name="T4">destinationCity = “New York”</text:span></text:p>
            <text:p text:style-name="P32"/>
          </table:table-cell>
          <table:table-cell table:style-name="Tabla7.E2" office:value-type="string">
            <text:p text:style-name="P63">True</text:p>
            <text:p text:style-name="P66">El arrays devuelve correctamente la lista de aerolineas.</text:p>
          </table:table-cell>
        </table:table-row>
      </table:table>
      <text:p text:style-name="P14"/>
      <text:p text:style-name="P14"/>
      <table:table table:name="Tabla8" table:style-name="Tabla8">
        <table:table-column table:style-name="Tabla8.A" table:number-columns-repeated="5"/>
        <table:table-row>
          <table:table-cell table:style-name="Tabla8.A1" office:value-type="string">
            <text:p text:style-name="P71">Objetivo</text:p>
          </table:table-cell>
          <table:table-cell table:style-name="Tabla8.B1" table:number-columns-spanned="4" office:value-type="string">
            <text:p text:style-name="P76">Verificar el metodo loadAirlineNames carga correctamente el arhivo y lo asigna de correctamente al arreglo de airlineNames</text:p>
          </table:table-cell>
          <table:covered-table-cell/>
          <table:covered-table-cell/>
          <table:covered-table-cell/>
        </table:table-row>
        <table:table-row>
          <table:table-cell table:style-name="Tabla8.A2" office:value-type="string">
            <text:p text:style-name="P71">Clase </text:p>
          </table:table-cell>
          <table:table-cell table:style-name="Tabla8.A2" office:value-type="string">
            <text:p text:style-name="P71">Metodo </text:p>
          </table:table-cell>
          <table:table-cell table:style-name="Tabla8.A2" office:value-type="string">
            <text:p text:style-name="P71">Escenario</text:p>
          </table:table-cell>
          <table:table-cell table:style-name="Tabla8.A2" office:value-type="string">
            <text:p text:style-name="P71">Valor-entrada</text:p>
          </table:table-cell>
          <table:table-cell table:style-name="Tabla8.E2" office:value-type="string">
            <text:p text:style-name="P71">Resultado</text:p>
          </table:table-cell>
        </table:table-row>
        <table:table-row table:style-name="Tabla8.3">
          <table:table-cell table:style-name="Tabla8.A2" office:value-type="string">
            <text:p text:style-name="P72">Aiport </text:p>
          </table:table-cell>
          <table:table-cell table:style-name="Tabla8.A2" office:value-type="string">
            <text:p text:style-name="P72">checkLoadAirlineNames</text:p>
          </table:table-cell>
          <table:table-cell table:style-name="Tabla8.A2" office:value-type="string">
            <text:p text:style-name="P72">setupEscenary2</text:p>
          </table:table-cell>
          <table:table-cell table:style-name="Tabla8.A2" office:value-type="string">
            <text:p text:style-name="P70"/>
          </table:table-cell>
          <table:table-cell table:style-name="Tabla8.E2" office:value-type="string">
            <text:p text:style-name="P73">True.</text:p>
            <text:p text:style-name="P73">El archivo se cargo correctamente al arreglo de airlineNames.</text:p>
          </table:table-cell>
        </table:table-row>
        <table:table-row table:style-name="Tabla8.3">
          <table:table-cell table:style-name="Tabla8.A2" office:value-type="string">
            <text:p text:style-name="P74">Aiport </text:p>
          </table:table-cell>
          <table:table-cell table:style-name="Tabla8.A2" office:value-type="string">
            <text:p text:style-name="P74">checkLoadAirlineNames</text:p>
          </table:table-cell>
          <table:table-cell table:style-name="Tabla8.A2" office:value-type="string">
            <text:p text:style-name="P74">setupEscenary2</text:p>
          </table:table-cell>
          <table:table-cell table:style-name="Tabla8.A2" office:value-type="string">
            <text:p text:style-name="P70"/>
          </table:table-cell>
          <table:table-cell table:style-name="Tabla8.E2" office:value-type="string">
            <text:p text:style-name="P75">True </text:p>
            <text:p text:style-name="P75">El arhivo no se encuentra, por <text:soft-page-break/>tanto la excepcion se lanzo satisfactoriamente.</text:p>
          </table:table-cell>
        </table:table-row>
      </table:table>
      <text:p text:style-name="P14"/>
      <text:p text:style-name="P14"/>
      <text:p text:style-name="P79"/>
      <table:table table:name="Tabla9" table:style-name="Tabla9">
        <table:table-column table:style-name="Tabla9.A" table:number-columns-repeated="5"/>
        <table:table-row>
          <table:table-cell table:style-name="Tabla9.A1" office:value-type="string">
            <text:p text:style-name="P81">Objetivo</text:p>
          </table:table-cell>
          <table:table-cell table:style-name="Tabla9.B1" table:number-columns-spanned="4" office:value-type="string">
            <text:p text:style-name="P84">Verificar <text:span text:style-name="T21">que el arhivo a cargar este en perfecto estado.</text:span></text:p>
          </table:table-cell>
          <table:covered-table-cell/>
          <table:covered-table-cell/>
          <table:covered-table-cell/>
        </table:table-row>
        <table:table-row>
          <table:table-cell table:style-name="Tabla9.A2" office:value-type="string">
            <text:p text:style-name="P81">Clase </text:p>
          </table:table-cell>
          <table:table-cell table:style-name="Tabla9.A2" office:value-type="string">
            <text:p text:style-name="P81">Metodo </text:p>
          </table:table-cell>
          <table:table-cell table:style-name="Tabla9.A2" office:value-type="string">
            <text:p text:style-name="P81">Escenario</text:p>
          </table:table-cell>
          <table:table-cell table:style-name="Tabla9.A2" office:value-type="string">
            <text:p text:style-name="P81">Valor-entrada</text:p>
          </table:table-cell>
          <table:table-cell table:style-name="Tabla9.E2" office:value-type="string">
            <text:p text:style-name="P81">Resultado</text:p>
          </table:table-cell>
        </table:table-row>
        <table:table-row table:style-name="Tabla9.3">
          <table:table-cell table:style-name="Tabla9.A2" office:value-type="string">
            <text:p text:style-name="P84">Airport</text:p>
          </table:table-cell>
          <table:table-cell table:style-name="Tabla9.A2" office:value-type="string">
            <text:p text:style-name="P84">checkLoadData</text:p>
          </table:table-cell>
          <table:table-cell table:style-name="Tabla9.A2" office:value-type="string">
            <text:p text:style-name="P84">setupEscenary2</text:p>
          </table:table-cell>
          <table:table-cell table:style-name="Tabla9.A2" office:value-type="string">
            <text:p text:style-name="P84"/>
          </table:table-cell>
          <table:table-cell table:style-name="Tabla9.E2" office:value-type="string">
            <text:p text:style-name="P86">True </text:p>
            <text:p text:style-name="P86">El arhivo contiene los datos que se usaran en un momento dado</text:p>
          </table:table-cell>
        </table:table-row>
        <table:table-row table:style-name="Tabla9.3">
          <table:table-cell table:style-name="Tabla9.A2" office:value-type="string">
            <text:p text:style-name="P84">Airport</text:p>
          </table:table-cell>
          <table:table-cell table:style-name="Tabla9.A2" office:value-type="string">
            <text:p text:style-name="P84">checkLoadData</text:p>
          </table:table-cell>
          <table:table-cell table:style-name="Tabla9.A2" office:value-type="string">
            <text:p text:style-name="P84">setupEscenary2</text:p>
          </table:table-cell>
          <table:table-cell table:style-name="Tabla9.A2" office:value-type="string">
            <text:p text:style-name="P83"/>
          </table:table-cell>
          <table:table-cell table:style-name="Tabla9.E2" office:value-type="string">
            <text:p text:style-name="P92">True</text:p>
            <text:p text:style-name="P93">El arhivo no tiene el tamaño debido por tanto, lanzo la excepcion de forma satisfactoria.</text:p>
          </table:table-cell>
        </table:table-row>
      </table:table>
      <text:p text:style-name="P79"/>
      <text:p text:style-name="P14"/>
      <text:p text:style-name="P14"/>
      <text:p text:style-name="P14"/>
      <text:p text:style-name="P80"/>
      <table:table table:name="Tabla11" table:style-name="Tabla11">
        <table:table-column table:style-name="Tabla11.A" table:number-columns-repeated="5"/>
        <table:table-row>
          <table:table-cell table:style-name="Tabla11.A1" office:value-type="string">
            <text:p text:style-name="P82">Objetivo</text:p>
          </table:table-cell>
          <table:table-cell table:style-name="Tabla11.B1" table:number-columns-spanned="4" office:value-type="string">
            <text:p text:style-name="P88">Verificar que la busqueda por aerolinea se haga correctamente.</text:p>
          </table:table-cell>
          <table:covered-table-cell/>
          <table:covered-table-cell/>
          <table:covered-table-cell/>
        </table:table-row>
        <table:table-row>
          <table:table-cell table:style-name="Tabla11.A2" office:value-type="string">
            <text:p text:style-name="P82">Clase </text:p>
          </table:table-cell>
          <table:table-cell table:style-name="Tabla11.A2" office:value-type="string">
            <text:p text:style-name="P82">Metodo </text:p>
          </table:table-cell>
          <table:table-cell table:style-name="Tabla11.A2" office:value-type="string">
            <text:p text:style-name="P82">Escenario</text:p>
          </table:table-cell>
          <table:table-cell table:style-name="Tabla11.A2" office:value-type="string">
            <text:p text:style-name="P82">Valor-entrada</text:p>
          </table:table-cell>
          <table:table-cell table:style-name="Tabla11.E2" office:value-type="string">
            <text:p text:style-name="P82">Resultado</text:p>
          </table:table-cell>
        </table:table-row>
        <table:table-row table:style-name="Tabla11.3">
          <table:table-cell table:style-name="Tabla11.A2" office:value-type="string">
            <text:p text:style-name="P85">Airport</text:p>
          </table:table-cell>
          <table:table-cell table:style-name="Tabla11.A2" office:value-type="string">
            <text:p text:style-name="P85">check<text:span text:style-name="T23">SortByAirline</text:span></text:p>
          </table:table-cell>
          <table:table-cell table:style-name="Tabla11.A2" office:value-type="string">
            <text:p text:style-name="P85">setupEscenary<text:span text:style-name="T23">1</text:span></text:p>
          </table:table-cell>
          <table:table-cell table:style-name="Tabla11.A2" office:value-type="string">
            <text:p text:style-name="P85"/>
          </table:table-cell>
          <table:table-cell table:style-name="Tabla11.E2" office:value-type="string">
            <text:p text:style-name="P87">True </text:p>
            <text:p text:style-name="P89">La busqueda se realizo de manera satisfactoria.</text:p>
            <text:p text:style-name="P89">El elemento fue encontrado</text:p>
          </table:table-cell>
        </table:table-row>
        <table:table-row table:style-name="Tabla11.3">
          <table:table-cell table:style-name="Tabla11.A2" office:value-type="string">
            <text:p text:style-name="P90">Airport </text:p>
          </table:table-cell>
          <table:table-cell table:style-name="Tabla11.A2" office:value-type="string">
            <text:p text:style-name="P90">checkSortByAirline</text:p>
          </table:table-cell>
          <table:table-cell table:style-name="Tabla11.A2" office:value-type="string">
            <text:p text:style-name="P90">setupEscenary1</text:p>
          </table:table-cell>
          <table:table-cell table:style-name="Tabla11.A2" office:value-type="string">
            <text:p text:style-name="P85"/>
          </table:table-cell>
          <table:table-cell table:style-name="Tabla11.E2" office:value-type="string">
            <text:p text:style-name="P91">True </text:p>
            <text:p text:style-name="P91">La busqueda se realizo de manera correcta.</text:p>
            <text:p text:style-name="P91">El elemento no fue encontrado.</text:p>
          </table:table-cell>
        </table:table-row>
      </table:table>
      <text:p text:style-name="P80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6">Clase Airline</text:p>
      <text:p text:style-name="P13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41">Nom<text:span text:style-name="T1">bre </text:span></text:p>
          </table:table-cell>
          <table:table-cell table:style-name="Tabla3.A1" office:value-type="string">
            <text:p text:style-name="P43">Clase </text:p>
          </table:table-cell>
          <table:table-cell table:style-name="Tabla3.C1" office:value-type="string">
            <text:p text:style-name="P43">Escenario</text:p>
          </table:table-cell>
        </table:table-row>
        <table:table-row table:style-name="Tabla3.2">
          <table:table-cell table:style-name="Tabla3.A2" office:value-type="string">
            <text:p text:style-name="P43"><draw:frame text:anchor-type="paragraph" draw:z-index="11" draw:name="Forma5" draw:style-name="gr11" draw:text-style-name="P97" svg:width="4.945cm" svg:height="4.384cm" svg:x="4.685cm" svg:y="3.791cm"><draw:text-box><text:p>numberOfFlight = 3</text:p><text:p>portOfShipment = 50</text:p><text:p>hour = 10</text:p><text:p>minute = 05</text:p><text:p>day = 3</text:p><text:p>month<text:tab/>= 9</text:p><text:p>year = 2021</text:p><text:p>destinationCity = “Miami”</text:p></draw:text-box></draw:frame><draw:custom-shape text:anchor-type="paragraph" draw:z-index="4" draw:name="Forma1" draw:style-name="gr5" draw:text-style-name="P94" svg:width="5.053cm" svg:height="5.919cm" svg:x="4.57cm" svg:y="2.515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a1" draw:style-name="gr4" draw:text-style-name="P94" svg:width="5.448cm" svg:height="5.894cm" svg:x="10.8cm" svg:y="2.574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4" draw:name="Forma4" draw:style-name="gr8" draw:text-style-name="P97" svg:width="1.336cm" svg:height="0.489cm" svg:x="13.021cm" svg:y="2.81cm"><draw:text-box><text:p>:Flight</text:p></draw:text-box></draw:frame><draw:line text:anchor-type="paragraph" draw:z-index="25" draw:name="Forma13" draw:style-name="gr17" draw:text-style-name="P102" svg:x1="6.008cm" svg:y1="3.253cm" svg:x2="7.56cm" svg:y2="3.271cm"><text:p/></draw:line><draw:line text:anchor-type="paragraph" draw:z-index="26" draw:name="Forma13" draw:style-name="gr17" draw:text-style-name="P102" svg:x1="12.804cm" svg:y1="3.351cm" svg:x2="14.356cm" svg:y2="3.369cm"><text:p/></draw:line><draw:line text:anchor-type="paragraph" draw:z-index="27" draw:name="Forma13" draw:style-name="gr17" draw:text-style-name="P102" svg:x1="4.577cm" svg:y1="3.59cm" svg:x2="9.629cm" svg:y2="3.601cm"><text:p/></draw:line><draw:line text:anchor-type="paragraph" draw:z-index="28" draw:name="Forma13" draw:style-name="gr17" draw:text-style-name="P102" svg:x1="10.832cm" svg:y1="3.673cm" svg:x2="16.279cm" svg:y2="3.657cm"><text:p/></draw:line><draw:frame text:anchor-type="paragraph" draw:z-index="29" draw:name="Forma5" draw:style-name="gr11" draw:text-style-name="P97" svg:width="5.426cm" svg:height="4.384cm" svg:x="10.986cm" svg:y="3.791cm"><draw:text-box><text:p>numberOfFlight = 6</text:p><text:p>portOfShipment = 8</text:p><text:p>hour = 2</text:p><text:p>minute = 30</text:p><text:p>day = 9</text:p><text:p>month<text:tab/>= 12</text:p><text:p>year = 2020</text:p><text:p>destinationCity = “New York”</text:p></draw:text-box></draw:frame>setupEscenary1</text:p>
          </table:table-cell>
          <table:table-cell table:style-name="Tabla3.A2" office:value-type="string">
            <text:p text:style-name="P58">Airline</text:p>
          </table:table-cell>
          <table:table-cell table:style-name="Tabla3.C2" office:value-type="string">
            <text:p text:style-name="P59"><draw:custom-shape text:anchor-type="paragraph" draw:z-index="12" draw:name="Forma1" draw:style-name="gr2" draw:text-style-name="P94" svg:width="3.544cm" svg:height="1.809cm" svg:x="0cm" svg:y="0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7" draw:name="Forma9" draw:style-name="gr14" draw:text-style-name="P99" svg:x1="8.306cm" svg:y1="0.136cm" svg:x2="8.306cm" svg:y2="1.027cm"><text:p/></draw:line><draw:frame text:anchor-type="paragraph" draw:z-index="13" draw:name="Forma4" draw:style-name="gr8" draw:text-style-name="P97" svg:width="1.479cm" svg:height="0.489cm" svg:x="0.938cm" svg:y="0.18cm"><draw:text-box><text:p>:Airline</text:p></draw:text-box></draw:frame><draw:custom-shape text:anchor-type="paragraph" draw:z-index="15" draw:name="Forma7" draw:style-name="gr12" svg:width="4.837cm" svg:height="0.892cm" svg:x="7.336cm" svg:y="0.143cm"><text:p/><draw:enhanced-geometry svg:viewBox="0 0 21600 21600" draw:type="rectangle" draw:enhanced-path="M 0 0 L 21600 0 21600 21600 0 21600 0 0 Z N"/></draw:custom-shape><draw:custom-shape text:anchor-type="paragraph" draw:z-index="16" draw:name="Forma8" draw:style-name="gr13" draw:text-style-name="P98" svg:width="3.081cm" svg:height="0.892cm" svg:x="9.093cm" svg:y="0.143cm"><text:p/><draw:enhanced-geometry svg:viewBox="0 0 21600 21600" draw:type="rectangle" draw:enhanced-path="M 0 0 L 21600 0 21600 21600 0 21600 0 0 Z N"/></draw:custom-shape></text:p>
            <text:p text:style-name="P59"><draw:custom-shape text:anchor-type="paragraph" draw:z-index="77" draw:name="Forma12" draw:style-name="gr27" draw:text-style-name="P98" svg:width="0.003cm" svg:height="0.003cm" svg:x="8.583cm" svg:y="0.22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78" draw:name="Forma4" draw:style-name="gr8" draw:text-style-name="P97" svg:width="1.336cm" svg:height="0.489cm" svg:x="1.847cm" svg:y="2.277cm"><draw:text-box><text:p>:Flight</text:p></draw:text-box></draw:frame><draw:line text:anchor-type="paragraph" draw:z-index="14" draw:name="Forma3" draw:style-name="gr7" draw:text-style-name="P96" svg:x1="0.938cm" svg:y1="0.181cm" svg:x2="2.234cm" svg:y2="0.181cm"><text:p/></draw:line><draw:line text:anchor-type="paragraph" draw:z-index="19" draw:name="Forma3" draw:style-name="gr7" draw:text-style-name="P96" svg:x1="0cm" svg:y1="0.345cm" svg:x2="3.544cm" svg:y2="0.324cm"><text:p/></draw:line><draw:frame text:anchor-type="paragraph" draw:z-index="20" draw:name="Forma11" draw:style-name="gr15" draw:text-style-name="P100" svg:width="3.544cm" svg:height="0.856cm" svg:x="0.242cm" svg:y="0.346cm"><draw:text-box><text:p><text:span text:style-name="T24">name: </text:span><text:span text:style-name="T24">“Avianca</text:span><text:span text:style-name="T24">”</text:span></text:p><text:p><text:span text:style-name="T24">destinatio</text:span><text:span text:style-name="T24">nCity= </text:span><text:span text:style-name="T24">null </text:span></text:p></draw:text-box></draw:frame><draw:line text:anchor-type="paragraph" draw:z-index="23" draw:name="Forma6" draw:style-name="gr16" draw:text-style-name="P101" svg:x1="8.583cm" svg:y1="0.078cm" svg:x2="9.093cm" svg:y2="2.087cm"><text:p/></draw:line><draw:line text:anchor-type="paragraph" draw:z-index="22" draw:name="Forma6" draw:style-name="gr16" draw:text-style-name="P101" svg:x1="7.765cm" svg:y1="0.198cm" svg:x2="2.293cm" svg:y2="2.029cm"><text:p/></draw:line><draw:custom-shape text:anchor-type="paragraph" draw:z-index="86" draw:name="Forma12" draw:style-name="gr27" draw:text-style-name="P98" svg:width="0.003cm" svg:height="0.003cm" svg:x="7.765cm" svg:y="0.1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1" draw:name="Forma6" draw:style-name="gr16" draw:text-style-name="P101" svg:x1="3.544cm" svg:y1="0.466cm" svg:x2="7.336cm" svg:y2="0.198cm"><text:p/></draw:line><draw:frame text:anchor-type="paragraph" draw:z-index="18" draw:name="Forma10" draw:style-name="gr8" draw:text-style-name="P97" svg:width="1.541cm" svg:height="0.489cm" svg:x="4.738cm" svg:y="0.321cm"><draw:text-box><text:p>flights</text:p></draw:text-box></draw:frame></text:p>
          </table:table-cell>
        </table:table-row>
        <table:table-row table:style-name="Tabla3.3">
          <table:table-cell table:style-name="Tabla3.A2" office:value-type="string">
            <text:p text:style-name="P48">setupEscenary2</text:p>
          </table:table-cell>
          <table:table-cell table:style-name="Tabla3.A2" office:value-type="string">
            <text:p text:style-name="P58">Airline</text:p>
          </table:table-cell>
          <table:table-cell table:style-name="Tabla3.C2" office:value-type="string">
            <text:p text:style-name="P60"><draw:custom-shape text:anchor-type="paragraph" draw:z-index="30" draw:name="Forma1" draw:style-name="gr1" draw:text-style-name="P94" svg:width="12.133cm" svg:height="2.643cm" svg:x="0cm" svg:y="0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2" draw:name="Forma4" draw:style-name="gr8" draw:text-style-name="P97" svg:width="1.481cm" svg:height="0.489cm" svg:x="5.288cm" svg:y="0.3cm"><draw:text-box><text:p>:Airline</text:p></draw:text-box></draw:frame></text:p>
            <text:p text:style-name="P60"><draw:line text:anchor-type="paragraph" draw:z-index="33" draw:name="Forma13" draw:style-name="gr17" draw:text-style-name="P102" svg:x1="5.287cm" svg:y1="0.282cm" svg:x2="6.842cm" svg:y2="0.302cm"><text:p/></draw:line></text:p>
            <text:p text:style-name="P60"><draw:line text:anchor-type="paragraph" draw:z-index="31" draw:name="Forma3" draw:style-name="gr7" draw:text-style-name="P96" svg:x1="0.023cm" svg:y1="0.159cm" svg:x2="12.155cm" svg:y2="0.159cm"><text:p/></draw:line><draw:frame text:anchor-type="paragraph" draw:z-index="34" draw:name="Forma14" draw:style-name="gr18" draw:text-style-name="P97" svg:width="11.715cm" svg:height="1.463cm" svg:x="0.129cm" svg:y="0.159cm"><draw:text-box><text:p>name = “Latam”</text:p><text:p>destinationCity = {“Madrid”, “Barcelona, “Roma”, “Florencia”, “Bogota”, “Medellin”, “Paris”, “Londres”}</text:p></draw:text-box></draw:frame><draw:frame text:anchor-type="paragraph" draw:z-index="38" draw:name="Forma14" draw:style-name="gr18" draw:text-style-name="P97" svg:width="11.715cm" svg:height="1.463cm" svg:x="0.273cm" svg:y="3.752cm"><draw:text-box><text:p>name = “Copa Airlines”</text:p><text:p>destinationCity = null</text:p></draw:text-box></draw:frame></text:p>
            <text:p text:style-name="P60"/>
            <text:p text:style-name="P60"/>
            <text:p text:style-name="P60"/>
          </table:table-cell>
        </table:table-row>
        <table:table-row table:style-name="Tabla3.4">
          <table:table-cell table:style-name="Tabla3.A2" office:value-type="string">
            <text:p text:style-name="P49"><draw:line text:anchor-type="paragraph" draw:z-index="36" draw:name="Forma13" draw:style-name="gr17" draw:text-style-name="P102" svg:x1="9.397cm" svg:y1="0.785cm" svg:x2="10.952cm" svg:y2="0.805cm"><text:p/></draw:line><draw:line text:anchor-type="paragraph" draw:z-index="37" draw:name="Forma3" draw:style-name="gr7" draw:text-style-name="P96" svg:x1="4.521cm" svg:y1="0.972cm" svg:x2="16.653cm" svg:y2="0.972cm"><text:p/></draw:line>setupEscenary<text:span text:style-name="T12">3</text:span></text:p>
          </table:table-cell>
          <table:table-cell table:style-name="Tabla3.A2" office:value-type="string">
            <text:p text:style-name="P52">Airline</text:p>
          </table:table-cell>
          <table:table-cell table:style-name="Tabla3.C2" office:value-type="string">
            <text:p text:style-name="P60"><draw:custom-shape text:anchor-type="paragraph" draw:z-index="0" draw:name="Forma1" draw:style-name="gr1" draw:text-style-name="P94" svg:width="12.133cm" svg:height="2.643cm" svg:x="0cm" svg:y="0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5" draw:name="Forma4" draw:style-name="gr8" draw:text-style-name="P97" svg:width="1.481cm" svg:height="0.489cm" svg:x="4.974cm" svg:y="0.296cm"><draw:text-box><text:p>:Airline</text:p></draw:text-box></draw:frame></text:p>
          </table:table-cell>
        </table:table-row>
        <text:soft-page-break/>
        <table:table-row table:style-name="Tabla3.4">
          <table:table-cell table:style-name="Tabla3.A2" office:value-type="string">
            <text:p text:style-name="P61">setupEscenary4</text:p>
          </table:table-cell>
          <table:table-cell table:style-name="Tabla3.A2" office:value-type="string">
            <text:p text:style-name="P61">Airline</text:p>
          </table:table-cell>
          <table:table-cell table:style-name="Tabla3.C2" office:value-type="string">
            <text:p text:style-name="P60"/>
          </table:table-cell>
        </table:table-row>
      </table:table>
      <text:p text:style-name="P27"/>
      <text:p text:style-name="P27"/>
      <text:p text:style-name="P27"/>
      <text:p text:style-name="P27"/>
      <text:p text:style-name="P2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36">Objetivo: <text:span text:style-name="T8">Verificar el metodo getFlights devuelve correctamente la colleción de vuelos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34">Clase </text:p>
          </table:table-cell>
          <table:table-cell table:style-name="Tabla1.A2" office:value-type="string">
            <text:p text:style-name="P34">Método</text:p>
          </table:table-cell>
          <table:table-cell table:style-name="Tabla1.A2" office:value-type="string">
            <text:p text:style-name="P34">Escenario</text:p>
          </table:table-cell>
          <table:table-cell table:style-name="Tabla1.A2" office:value-type="string">
            <text:p text:style-name="P34">Valor-entrada</text:p>
          </table:table-cell>
          <table:table-cell table:style-name="Tabla1.E2" office:value-type="string">
            <text:p text:style-name="P34">Resultado</text:p>
          </table:table-cell>
        </table:table-row>
        <table:table-row>
          <table:table-cell table:style-name="Tabla1.A2" office:value-type="string">
            <text:p text:style-name="P56">Airline </text:p>
          </table:table-cell>
          <table:table-cell table:style-name="Tabla1.A2" office:value-type="string">
            <text:p text:style-name="P57">checkGetFlights</text:p>
          </table:table-cell>
          <table:table-cell table:style-name="Tabla1.A2" office:value-type="string">
            <text:p text:style-name="P57">setupEscenary1</text:p>
          </table:table-cell>
          <table:table-cell table:style-name="Tabla1.A2" office:value-type="string">
            <text:p text:style-name="P29"><text:s/><text:span text:style-name="T4">name: “Avianca”</text:span></text:p>
            <text:p text:style-name="P28"><text:s/><text:span text:style-name="T4">destinationCity= null</text:span></text:p>
            <text:p text:style-name="P30"><text:s/>Flight 1:</text:p>
            <text:p text:style-name="P21"><text:s/>numberOfFlight = 3</text:p>
            <text:p text:style-name="P28"><text:s/><text:span text:style-name="T4">portOfShipment = 50</text:span></text:p>
            <text:p text:style-name="P28"><text:s/><text:span text:style-name="T4">hour = 10</text:span></text:p>
            <text:p text:style-name="P28"><text:s/><text:span text:style-name="T4">minute = 05</text:span></text:p>
            <text:p text:style-name="P28"><text:s/><text:span text:style-name="T4">day = 3</text:span></text:p>
            <text:p text:style-name="P28"><text:s/><text:span text:style-name="T4">month</text:span><text:tab/>= 9</text:p>
            <text:p text:style-name="P28"><text:s/><text:span text:style-name="T4">year = 2021</text:span></text:p>
            <text:p text:style-name="P28"><text:s/><text:span text:style-name="T4">destinationCity = “Miami”</text:span></text:p>
            <text:p text:style-name="P22">Flight 2:</text:p>
            <text:p text:style-name="P20"><text:s/>numberOfFlight = 6</text:p>
            <text:p text:style-name="P28"><text:s/><text:span text:style-name="T4">portOfShipment = 8</text:span></text:p>
            <text:p text:style-name="P28"><text:s/><text:span text:style-name="T4">hour = </text:span><text:span text:style-name="T5">2</text:span></text:p>
            <text:p text:style-name="P28"><text:s/><text:span text:style-name="T4">minute = 30</text:span></text:p>
            <text:p text:style-name="P28"><text:s/><text:span text:style-name="T4">day = 9</text:span></text:p>
            <text:p text:style-name="P28"><text:s/><text:span text:style-name="T4">month</text:span><text:tab/>= 12</text:p>
            <text:p text:style-name="P28"><text:s/><text:span text:style-name="T4">year = 2020</text:span></text:p>
            <text:p text:style-name="P28"><text:s/><text:span text:style-name="T4">destinationCity = “New York”</text:span></text:p>
            <text:p text:style-name="P20"/>
            <text:p text:style-name="P29"/>
          </table:table-cell>
          <table:table-cell table:style-name="Tabla1.E2" office:value-type="string">
            <text:p text:style-name="P57">True.</text:p>
            <text:p text:style-name="P57">El array <text:span text:style-name="T17">devulve</text:span> correctamente la colleción de vuelos.</text:p>
          </table:table-cell>
        </table:table-row>
        <table:table-row>
          <table:table-cell table:style-name="Tabla1.A2" office:value-type="string">
            <text:p text:style-name="P56"/>
          </table:table-cell>
          <table:table-cell table:style-name="Tabla1.A2" office:value-type="string">
            <text:p text:style-name="P57"/>
          </table:table-cell>
          <table:table-cell table:style-name="Tabla1.A2" office:value-type="string">
            <text:p text:style-name="P57"/>
          </table:table-cell>
          <table:table-cell table:style-name="Tabla1.A2" office:value-type="string">
            <text:p text:style-name="P3"/>
          </table:table-cell>
          <table:table-cell table:style-name="Tabla1.E2" office:value-type="string">
            <text:p text:style-name="P39"/>
          </table:table-cell>
        </table:table-row>
      </table:table>
      <text:p text:style-name="P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>
          <table:table-cell table:style-name="Tabla4.A1" table:number-columns-spanned="5" office:value-type="string">
            <text:p text:style-name="P36">Objetivo: <text:span text:style-name="T9">Verificar el metodo loadDestinationCity carga correctamente el arhivo y lo asigna de correctamente a arreglo de ciudades de destino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34">Clase </text:p>
          </table:table-cell>
          <table:table-cell table:style-name="Tabla4.A2" office:value-type="string">
            <text:p text:style-name="P34">Método</text:p>
          </table:table-cell>
          <table:table-cell table:style-name="Tabla4.A2" office:value-type="string">
            <text:p text:style-name="P34">Escenario</text:p>
          </table:table-cell>
          <table:table-cell table:style-name="Tabla4.A2" office:value-type="string">
            <text:p text:style-name="P34">Valor-entrada</text:p>
          </table:table-cell>
          <table:table-cell table:style-name="Tabla4.E2" office:value-type="string">
            <text:p text:style-name="P34">Resultado</text:p>
          </table:table-cell>
        </table:table-row>
        <table:table-row>
          <table:table-cell table:style-name="Tabla4.A2" office:value-type="string">
            <text:p text:style-name="P50">Airline </text:p>
          </table:table-cell>
          <table:table-cell table:style-name="Tabla4.A2" office:value-type="string">
            <text:p text:style-name="P50">checkLoad<text:span text:style-name="T10">DestinationCity</text:span></text:p>
          </table:table-cell>
          <table:table-cell table:style-name="Tabla4.A2" office:value-type="string">
            <text:p text:style-name="P51">setupEscenary2</text:p>
          </table:table-cell>
          <table:table-cell table:style-name="Tabla4.A2" office:value-type="string">
            <text:p text:style-name="P3"><text:s/><text:span text:style-name="T3">name = “Latam”</text:span></text:p>
            <text:p text:style-name="Standard"><text:s/><text:span text:style-name="T3">destinationCity = {“Madrid”, “Barcelona, “Roma”, “Florencia”, </text:span>“Bogota”, “Medellin”, “Paris”, “Londres”}</text:p>
            <text:p text:style-name="P3"/>
          </table:table-cell>
          <table:table-cell table:style-name="Tabla4.E2" office:value-type="string">
            <text:p text:style-name="P51">True.</text:p>
            <text:p text:style-name="P51">Se cargo correctamente el archivo y se asigno de forma positiva al arreglo de destinationCity</text:p>
          </table:table-cell>
        </table:table-row>
        <text:soft-page-break/>
        <table:table-row>
          <table:table-cell table:style-name="Tabla4.A2" office:value-type="string">
            <text:p text:style-name="P55">Airline</text:p>
          </table:table-cell>
          <table:table-cell table:style-name="Tabla4.A2" office:value-type="string">
            <text:p text:style-name="P55">checkLoadDestinationCity</text:p>
          </table:table-cell>
          <table:table-cell table:style-name="Tabla4.A2" office:value-type="string">
            <text:p text:style-name="P55">setupEscenary<text:span text:style-name="T19">4</text:span></text:p>
          </table:table-cell>
          <table:table-cell table:style-name="Tabla4.A2" office:value-type="string">
            <text:p text:style-name="P3"/>
          </table:table-cell>
          <table:table-cell table:style-name="Tabla4.E2" office:value-type="string">
            <text:p text:style-name="P55">True</text:p>
            <text:p text:style-name="P55">No se encuentra el arhivo, por tanto la excepcion se lanzó satisfactoriamente.</text:p>
          </table:table-cell>
        </table:table-row>
      </table:table>
      <text:p text:style-name="P3"/>
      <table:table table:name="Tabla5" table:style-name="Tabla5">
        <table:table-column table:style-name="Tabla5.A" table:number-columns-repeated="5"/>
        <table:table-row>
          <table:table-cell table:style-name="Tabla5.A1" table:number-columns-spanned="5" office:value-type="string">
            <text:p text:style-name="P37">Objetivo: <text:span text:style-name="T11">Verificar que el nombre lo cambie y lo retorne correctamente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34">Clase </text:p>
          </table:table-cell>
          <table:table-cell table:style-name="Tabla5.A2" office:value-type="string">
            <text:p text:style-name="P34">Método</text:p>
          </table:table-cell>
          <table:table-cell table:style-name="Tabla5.A2" office:value-type="string">
            <text:p text:style-name="P34">Escenario</text:p>
          </table:table-cell>
          <table:table-cell table:style-name="Tabla5.A2" office:value-type="string">
            <text:p text:style-name="P34">Valor-entrada</text:p>
          </table:table-cell>
          <table:table-cell table:style-name="Tabla5.E2" office:value-type="string">
            <text:p text:style-name="P34">Resultado</text:p>
          </table:table-cell>
        </table:table-row>
        <table:table-row>
          <table:table-cell table:style-name="Tabla5.A2" office:value-type="string">
            <text:p text:style-name="P52">Airline</text:p>
          </table:table-cell>
          <table:table-cell table:style-name="Tabla5.A2" office:value-type="string">
            <text:p text:style-name="P52">checkgetNameAndSetName</text:p>
          </table:table-cell>
          <table:table-cell table:style-name="Tabla5.A2" office:value-type="string">
            <text:p text:style-name="P52">setupEscenary3</text:p>
          </table:table-cell>
          <table:table-cell table:style-name="Tabla5.A2" office:value-type="string">
            <text:p text:style-name="P52">name = “CopaAirlines”</text:p>
          </table:table-cell>
          <table:table-cell table:style-name="Tabla5.E2" office:value-type="string">
            <text:p text:style-name="P52">True </text:p>
            <text:p text:style-name="P52">El nombre se retorna de forma correcta.</text:p>
          </table:table-cell>
        </table:table-row>
      </table:table>
      <text:p text:style-name="P3"/>
      <table:table table:name="Tabla6" table:style-name="Tabla6">
        <table:table-column table:style-name="Tabla6.A"/>
        <table:table-column table:style-name="Tabla6.B"/>
        <table:table-column table:style-name="Tabla6.A"/>
        <table:table-column table:style-name="Tabla6.B"/>
        <table:table-column table:style-name="Tabla6.E"/>
        <table:table-row>
          <table:table-cell table:style-name="Tabla6.A1" table:number-columns-spanned="5" office:value-type="string">
            <text:p text:style-name="P36">Objetivo: <text:span text:style-name="T13">Verificar el correcto funcionamiento del archivo que procedera a leer para llenar el arreglo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34">Clase </text:p>
          </table:table-cell>
          <table:table-cell table:style-name="Tabla6.A2" office:value-type="string">
            <text:p text:style-name="P34">Método</text:p>
          </table:table-cell>
          <table:table-cell table:style-name="Tabla6.A2" office:value-type="string">
            <text:p text:style-name="P34">Escenario</text:p>
          </table:table-cell>
          <table:table-cell table:style-name="Tabla6.A2" office:value-type="string">
            <text:p text:style-name="P34">Valor-entrada</text:p>
          </table:table-cell>
          <table:table-cell table:style-name="Tabla6.E2" office:value-type="string">
            <text:p text:style-name="P34">Resultado</text:p>
          </table:table-cell>
        </table:table-row>
        <table:table-row>
          <table:table-cell table:style-name="Tabla6.A2" office:value-type="string">
            <text:p text:style-name="P53">Airline</text:p>
          </table:table-cell>
          <table:table-cell table:style-name="Tabla6.A2" office:value-type="string">
            <text:p text:style-name="P53">checkLoadData</text:p>
          </table:table-cell>
          <table:table-cell table:style-name="Tabla6.A2" office:value-type="string">
            <text:p text:style-name="P53">setupEscenary4</text:p>
          </table:table-cell>
          <table:table-cell table:style-name="Tabla6.A2" office:value-type="string">
            <text:p text:style-name="P39"/>
          </table:table-cell>
          <table:table-cell table:style-name="Tabla6.E2" office:value-type="string">
            <text:p text:style-name="P53">True.</text:p>
            <text:p text:style-name="P53">El arhivo se encuentra en <text:span text:style-name="T14">perfecto estado, tiene los datos pertienentes para proceder a cargarlos.</text:span></text:p>
          </table:table-cell>
        </table:table-row>
        <table:table-row>
          <table:table-cell table:style-name="Tabla6.A2" office:value-type="string">
            <text:p text:style-name="P54">Airline</text:p>
          </table:table-cell>
          <table:table-cell table:style-name="Tabla6.A2" office:value-type="string">
            <text:p text:style-name="P54">checkLoadData</text:p>
          </table:table-cell>
          <table:table-cell table:style-name="Tabla6.A2" office:value-type="string">
            <text:p text:style-name="P54">setupEscenary4</text:p>
          </table:table-cell>
          <table:table-cell table:style-name="Tabla6.A2" office:value-type="string">
            <text:p text:style-name="P39"/>
          </table:table-cell>
          <table:table-cell table:style-name="Tabla6.E2" office:value-type="string">
            <text:p text:style-name="P54">True</text:p>
            <text:p text:style-name="P54">El arhivo no se encuentra por tanto la excepcion se lanzo de forma satisfactoria.</text:p>
          </table:table-cell>
        </table:table-row>
      </table:table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Fin_20_de_20_línea_20_1" draw:display-name="Fin de línea 1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4d10e" officeooo:paragraph-rsid="0014d10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Oscar Ivan Riascos Guevara.</text:p>
        <text:p text:style-name="MP1">A00348434</text:p>
        <text:p text:style-name="MP1"><text:tab/>DISEÑO DE PRUEBA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9:37:10.601207737</meta:creation-date>
    <dc:date>2019-04-11T03:07:51.853552790</dc:date>
    <meta:editing-duration>PT13H45M2S</meta:editing-duration>
    <meta:editing-cycles>75</meta:editing-cycles>
    <meta:generator>LibreOffice/6.1.4.2$Linux_X86_64 LibreOffice_project/9d0f32d1f0b509096fd65e0d4bec26ddd1938fd3</meta:generator>
    <meta:document-statistic meta:table-count="12" meta:image-count="0" meta:object-count="0" meta:page-count="7" meta:paragraph-count="225" meta:word-count="598" meta:character-count="4198" meta:non-whitespace-character-count="3752"/>
  </office:meta>
</office:document-meta>
</file>